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3" style:family="graphic" style:parent-style-name="standard">
      <style:graphic-properties draw:textarea-horizontal-align="center" draw:textarea-vertical-align="middle"/>
    </style:style>
    <style:style style:name="gr4" style:family="graphic" style:parent-style-name="CodeBox">
      <style:graphic-properties fo:min-height="7.365cm" fo:min-width="13.27cm"/>
    </style:style>
    <style:style style:name="gr5" style:family="graphic" style:parent-style-name="CodeBox">
      <style:graphic-properties draw:fill="solid" draw:fill-color="#ff9966" fo:min-height="3.072cm" fo:min-width="10.849cm"/>
    </style:style>
    <style:style style:name="gr6"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7" style:family="graphic" style:parent-style-name="standard">
      <style:graphic-properties svg:stroke-color="#4c4c4c" draw:marker-end="Arrow" draw:marker-end-width="0.3cm" draw:textarea-horizontal-align="center" draw:textarea-vertical-align="middle"/>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CodeBox">
      <style:graphic-properties fo:min-height="2.75cm" fo:min-width="17.791cm"/>
    </style:style>
    <style:style style:name="gr10" style:family="graphic" style:parent-style-name="CodeBox">
      <style:graphic-properties fo:min-height="2.75cm" fo:min-width="9.4cm"/>
    </style:style>
    <style:style style:name="gr11"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12"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14" style:family="graphic" style:parent-style-name="CodeBox">
      <style:graphic-properties fo:min-height="0.848cm" fo:min-width="5.791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draw:fill="none" draw:fill-color="#ffffff" draw:textarea-horizontal-align="justify" draw:textarea-vertical-align="top" draw:auto-grow-height="true" fo:min-height="1.694cm" fo:padding-top="0.13cm" fo:padding-bottom="0.13cm" fo:padding-left="0.25cm" fo:padding-right="0.25cm" fo:wrap-option="wrap" draw:shadow="hidden"/>
    </style:style>
    <style:style style:name="gr17" style:family="graphic" style:parent-style-name="CodeBox">
      <style:graphic-properties fo:min-height="4.572cm" fo:min-width="16.266cm"/>
    </style:style>
    <style:style style:name="gr18" style:family="graphic" style:parent-style-name="CodeBox">
      <style:graphic-properties fo:min-height="0.776cm" fo:min-width="4.5cm"/>
    </style:style>
    <style:style style:name="gr19"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20" style:family="graphic" style:parent-style-name="standard">
      <style:graphic-properties draw:textarea-horizontal-align="justify" draw:textarea-vertical-align="middle" draw:auto-grow-height="false"/>
    </style:style>
    <style:style style:name="gr21" style:family="graphic" style:parent-style-name="CodeBox">
      <style:graphic-properties fo:min-height="7.701cm" fo:min-width="8.517cm"/>
    </style:style>
    <style:style style:name="gr22" style:family="graphic" style:parent-style-name="CodeBox">
      <style:graphic-properties draw:fill="solid" draw:fill-color="#ffcc99" fo:min-height="7.701cm" fo:min-width="9.327cm"/>
    </style:style>
    <style:style style:name="gr23" style:family="graphic" style:parent-style-name="CodeBox">
      <style:graphic-properties draw:fill="solid" draw:fill-color="#ffff99" fo:min-height="7.701cm" fo:min-width="8.827cm"/>
    </style:style>
    <style:style style:name="gr24" style:family="graphic" style:parent-style-name="standard">
      <style:graphic-properties svg:stroke-color="#4c4c4c" draw:textarea-horizontal-align="center" draw:textarea-vertical-align="middle"/>
    </style:style>
    <style:style style:name="gr25" style:family="graphic" style:parent-style-name="CodeBox">
      <style:graphic-properties fo:min-height="2.71cm" fo:min-width="15.758cm"/>
    </style:style>
    <style:style style:name="gr26" style:family="graphic" style:parent-style-name="CodeBox">
      <style:graphic-properties fo:min-height="1.779cm" fo:min-width="15.758cm"/>
    </style:style>
    <style:style style:name="gr27" style:family="graphic" style:parent-style-name="CodeBox">
      <style:graphic-properties fo:min-height="1.779cm" fo:min-width="22.366cm"/>
    </style:style>
    <style:style style:name="gr28"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none" draw:fill="none" draw:fill-color="#ffffff" draw:textarea-horizontal-align="justify" draw:textarea-vertical-align="top" draw:auto-grow-height="true" fo:min-height="1.186cm" fo:padding-top="0.13cm" fo:padding-bottom="0.13cm" fo:padding-left="0.25cm" fo:padding-right="0.25cm" fo:wrap-option="wrap" draw:shadow="hidden"/>
    </style:style>
    <style:style style:name="gr30" style:family="graphic" style:parent-style-name="CodeBox">
      <style:graphic-properties fo:min-height="6.25cm" fo:min-width="12.574cm"/>
    </style:style>
    <style:style style:name="gr31" style:family="graphic" style:parent-style-name="CodeBox">
      <style:graphic-properties draw:fill="solid" draw:fill-color="#ffcc99" fo:min-height="6.375cm" fo:min-width="16.299cm"/>
    </style:style>
    <style:style style:name="gr32"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33" style:family="graphic" style:parent-style-name="CodeBox">
      <style:graphic-properties draw:fill="solid" draw:fill-color="#ffcc99" fo:min-height="6.25cm" fo:min-width="6.2cm"/>
    </style:style>
    <style:style style:name="gr34" style:family="graphic" style:parent-style-name="CodeBox">
      <style:graphic-properties fo:min-height="3.641cm" fo:min-width="21.349cm"/>
    </style:style>
    <style:style style:name="gr35" style:family="graphic" style:parent-style-name="SmallSlideNote">
      <style:graphic-properties fo:min-height="1.15cm"/>
    </style:style>
    <style:style style:name="gr36"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7"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1" style:family="graphic" style:parent-style-name="CodeBox">
      <style:graphic-properties fo:min-height="5.503cm" fo:min-width="21.349cm"/>
    </style:style>
    <style:style style:name="gr42" style:family="graphic" style:parent-style-name="CodeBox">
      <style:graphic-properties fo:min-height="8.296cm" fo:min-width="12.498cm"/>
    </style:style>
    <style:style style:name="gr43" style:family="graphic" style:parent-style-name="SmallSlideNote">
      <style:graphic-properties fo:min-height="2.249cm"/>
    </style:style>
    <style:style style:name="gr44" style:family="graphic" style:parent-style-name="CodeBox">
      <style:graphic-properties fo:min-height="11.089cm" fo:min-width="16.266cm"/>
    </style:style>
    <style:style style:name="gr45" style:family="graphic" style:parent-style-name="CodeBox">
      <style:graphic-properties draw:fill="solid" draw:fill-color="#99ccff" fo:min-height="13.14cm" fo:min-width="22.649cm"/>
    </style:style>
    <style:style style:name="gr46" style:family="graphic" style:parent-style-name="standard">
      <style:graphic-properties draw:fill="solid" draw:fill-color="#c5000b" draw:opacity="100%" draw:textarea-horizontal-align="justify" draw:textarea-vertical-align="middle" draw:auto-grow-height="false" draw:shadow-opacity="100%"/>
    </style:style>
    <style:style style:name="gr47" style:family="graphic" style:parent-style-name="standard">
      <style:graphic-properties draw:fill="solid" draw:fill-color="#c0c0c0" draw:opacity="100%" draw:textarea-horizontal-align="justify" draw:textarea-vertical-align="middle" draw:auto-grow-height="false" draw:shadow-opacity="100%"/>
    </style:style>
    <style:style style:name="gr48" style:family="graphic" style:parent-style-name="CodeBox">
      <style:graphic-properties draw:fill="solid" draw:fill-color="#ffcc99" fo:min-height="11.852cm" fo:min-width="24.216cm"/>
    </style:style>
    <style:style style:name="gr49" style:family="graphic" style:parent-style-name="CodeBox">
      <style:graphic-properties fo:min-height="3.641cm" fo:min-width="9.184cm"/>
    </style:style>
    <style:style style:name="gr50" style:family="graphic" style:parent-style-name="CodeBox">
      <style:graphic-properties fo:min-height="4.572cm" fo:min-width="9.184cm"/>
    </style:style>
    <style:style style:name="gr51" style:family="graphic" style:parent-style-name="CodeBox">
      <style:graphic-properties fo:min-height="0.848cm" fo:min-width="6cm"/>
    </style:style>
    <style:style style:name="gr52" style:family="graphic" style:parent-style-name="CodeBox">
      <style:graphic-properties fo:min-height="12.704cm" fo:min-width="14.916cm"/>
    </style:style>
    <style:style style:name="gr53" style:family="graphic" style:parent-style-name="CodeBox">
      <style:graphic-properties draw:fill="solid" draw:fill-color="#ffcc99" fo:min-height="4.184cm" fo:min-width="12.027cm"/>
    </style:style>
    <style:style style:name="gr54" style:family="graphic" style:parent-style-name="CodeBox">
      <style:graphic-properties draw:fill="solid" draw:fill-color="#ffcc99" fo:min-height="0.848cm" fo:min-width="9.151cm"/>
    </style:style>
    <style:style style:name="gr55" style:family="graphic" style:parent-style-name="CodeBox">
      <style:graphic-properties fo:min-height="9.227cm" fo:min-width="23.891cm"/>
    </style:style>
    <style:style style:name="gr56" style:family="graphic" style:parent-style-name="CodeBox">
      <style:graphic-properties draw:fill="solid" draw:fill-color="#ffcc99" fo:min-height="6.74cm" fo:min-width="16.766cm"/>
    </style:style>
    <style:style style:name="gr57" style:family="graphic" style:parent-style-name="CodeBox">
      <style:graphic-properties fo:min-height="11cm" fo:min-width="16.229cm"/>
    </style:style>
    <style:style style:name="gr58" style:family="graphic" style:parent-style-name="CodeBox">
      <style:graphic-properties draw:fill="solid" draw:fill-color="#ffcc99" fo:min-height="9.445cm" fo:min-width="22.304cm"/>
    </style:style>
    <style:style style:name="gr59" style:family="graphic" style:parent-style-name="CodeBox">
      <style:graphic-properties fo:min-height="3.641cm" fo:min-width="11.775cm"/>
    </style:style>
    <style:style style:name="gr60"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61" style:family="graphic" style:parent-style-name="standard">
      <style:graphic-properties draw:stroke="none" draw:fill="none" draw:fill-color="#ffffff" draw:textarea-horizontal-align="justify" draw:textarea-vertical-align="top" draw:auto-grow-height="true" fo:min-height="1.739cm" fo:padding-top="0.13cm" fo:padding-bottom="0.13cm" fo:padding-left="0.25cm" fo:padding-right="0.25cm" fo:wrap-option="wrap" draw:shadow="hidden"/>
    </style:style>
    <style:style style:name="gr62"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63"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64" style:family="graphic" style:parent-style-name="CodeBox">
      <style:graphic-properties fo:min-height="5.503cm" fo:min-width="11.692cm"/>
    </style:style>
    <style:style style:name="gr65"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66" style:family="graphic" style:parent-style-name="standard">
      <style:graphic-properties svg:stroke-color="#666666" draw:marker-end="Arrow" draw:marker-end-width="0.3cm" draw:textarea-horizontal-align="center" draw:textarea-vertical-align="middle"/>
    </style:style>
    <style:style style:name="gr67" style:family="graphic" style:parent-style-name="CodeBox">
      <style:graphic-properties fo:min-height="4.572cm" fo:min-width="24.907cm"/>
    </style:style>
    <style:style style:name="gr68" style:family="graphic" style:parent-style-name="CodeBox">
      <style:graphic-properties fo:min-height="2.71cm" fo:min-width="16.775cm"/>
    </style:style>
    <style:style style:name="gr69" style:family="graphic" style:parent-style-name="standard">
      <style:graphic-properties svg:stroke-color="#666666" draw:textarea-horizontal-align="center" draw:textarea-vertical-align="middle"/>
    </style:style>
    <style:style style:name="gr70" style:family="graphic" style:parent-style-name="standard">
      <style:graphic-properties svg:stroke-color="#ffffff" draw:marker-end="Arrow" draw:marker-end-width="0.3cm" draw:textarea-horizontal-align="center" draw:textarea-vertical-align="middle"/>
    </style:style>
    <style:style style:name="gr71" style:family="graphic" style:parent-style-name="CodeBox">
      <style:graphic-properties fo:min-height="9.296cm" fo:min-width="18.162cm"/>
    </style:style>
    <style:style style:name="gr72" style:family="graphic" style:parent-style-name="CodeBox">
      <style:graphic-properties fo:min-height="12.951cm" fo:min-width="14.742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text-properties fo:font-size="36pt" style:font-size-asian="36pt" style:font-size-complex="36pt"/>
    </style:style>
    <style:style style:name="P5" style:family="paragraph">
      <style:text-properties fo:font-size="24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text-properties fo:font-size="24pt"/>
    </style:style>
    <style:style style:name="P8"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9" style:family="paragraph">
      <style:paragraph-properties style:writing-mode="lr-tb" style:font-independent-line-spacing="true"/>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fo:margin-left="0cm" fo:margin-right="0cm" fo:line-height="100%" fo:text-indent="0cm"/>
      <style:text-properties fo:font-size="40pt"/>
    </style:style>
    <style:style style:name="P12"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3" style:family="paragraph">
      <style:text-properties fo:font-size="22pt"/>
    </style:style>
    <style:style style:name="P14" style:family="paragraph">
      <style:text-properties fo:font-size="22pt" style:font-size-asian="18pt" style:font-size-complex="18pt"/>
    </style:style>
    <style:style style:name="P15" style:family="paragraph">
      <style:paragraph-properties fo:margin-left="0cm" fo:margin-right="0cm" fo:line-height="100%" fo:text-indent="0cm"/>
      <style:text-properties fo:font-size="26pt"/>
    </style:style>
    <style:style style:name="P16"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7" style:family="paragraph">
      <style:text-properties fo:font-size="20pt" style:font-size-asian="20pt" style:font-size-complex="20pt"/>
    </style:style>
    <style:style style:name="P18" style:family="paragraph">
      <style:paragraph-properties fo:margin-left="0cm" fo:margin-right="0cm" fo:line-height="100%" fo:text-indent="0cm"/>
      <style:text-properties fo:font-size="28pt"/>
    </style:style>
    <style:style style:name="P19"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20" style:family="paragraph">
      <style:text-properties fo:font-size="48pt"/>
    </style:style>
    <style:style style:name="P21" style:family="paragraph">
      <style:text-properties fo:font-size="48pt" style:font-size-asian="48pt" style:font-size-complex="48pt"/>
    </style:style>
    <style:style style:name="P22" style:family="paragraph">
      <style:text-properties fo:font-size="18pt"/>
    </style:style>
    <style:style style:name="P23" style:family="paragraph">
      <style:text-properties fo:font-size="22pt" style:font-size-asian="22pt" style:font-size-complex="22pt"/>
    </style:style>
    <style:style style:name="P24" style:family="paragraph">
      <style:paragraph-properties fo:margin-left="0cm" fo:margin-right="0cm" fo:line-height="100%" fo:text-indent="0cm"/>
      <style:text-properties fo:font-size="32pt"/>
    </style:style>
    <style:style style:name="P25"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ize="36pt" style:font-size-asian="36pt" style:font-size-complex="36pt"/>
    </style:style>
    <style:style style:name="T3" style:family="text">
      <style:text-properties fo:font-size="24pt" style:font-size-asian="18pt" style:font-size-complex="18pt"/>
    </style:style>
    <style:style style:name="T4" style:family="text">
      <style:text-properties fo:color="#ffffff" fo:font-family="'Arial Narrow'" style:font-family-generic="swiss" style:font-pitch="variable" fo:font-size="24pt" fo:language="en" fo:country="GB" fo:text-shadow="1pt 1pt" style:font-size-asian="24pt" style:font-size-complex="24pt"/>
    </style:style>
    <style:style style:name="T5" style:family="text">
      <style:text-properties fo:color="#00cc00" fo:font-family="Wingdings" style:font-pitch="variable" style:font-charset="x-symbol" fo:font-size="72pt" fo:language="en" fo:country="US" fo:text-shadow="1pt 1pt" style:font-size-asian="72pt" style:font-size-complex="72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ffffff" fo:font-family="'Arial Narrow'" style:font-family-generic="swiss" style:font-pitch="variable" fo:font-size="18pt" fo:language="en" fo:country="GB" fo:text-shadow="1pt 1pt" style:font-size-asian="18pt" style:font-size-complex="18pt"/>
    </style:style>
    <style:style style:name="T8" style:family="text">
      <style:text-properties fo:color="#ffffff" fo:font-family="'Arial Narrow'" style:font-family-generic="swiss" style:font-pitch="variable" fo:font-size="40pt" fo:language="en" fo:country="GB" fo:text-shadow="1pt 1pt" style:font-size-asian="40pt" style:font-size-complex="40pt"/>
    </style:style>
    <style:style style:name="T9" style:family="text">
      <style:text-properties fo:font-size="22pt" style:font-size-asian="18pt" style:font-size-complex="18pt"/>
    </style:style>
    <style:style style:name="T10" style:family="text">
      <style:text-properties fo:color="#ffffff" fo:font-family="'Arial Narrow'" style:font-family-generic="swiss" style:font-pitch="variable" fo:font-size="26pt" fo:language="en" fo:country="GB" fo:text-shadow="1pt 1pt" style:font-size-asian="26pt" style:font-size-complex="26pt"/>
    </style:style>
    <style:style style:name="T11" style:family="text">
      <style:text-properties fo:font-size="20pt" style:font-size-asian="20pt" style:font-size-complex="20pt"/>
    </style:style>
    <style:style style:name="T12" style:family="text">
      <style:text-properties fo:color="#ffffff" fo:font-family="'Arial Narrow'" style:font-family-generic="swiss" style:font-pitch="variable" fo:font-size="28pt" fo:language="en" fo:country="GB" fo:text-shadow="1pt 1pt" style:font-size-asian="28pt" style:font-size-complex="28pt"/>
    </style:style>
    <style:style style:name="T13" style:family="text">
      <style:text-properties fo:font-size="22pt" style:font-size-asian="22pt" style:font-size-complex="22pt"/>
    </style:style>
    <style:style style:name="T14" style:family="text">
      <style:text-properties fo:color="#008000" fo:font-size="22pt" style:font-size-asian="22pt" style:font-size-complex="22pt"/>
    </style:style>
    <style:style style:name="T15" style:family="text">
      <style:text-properties fo:font-size="48pt" style:font-size-asian="48pt" style:font-size-complex="48pt"/>
    </style:style>
    <style:style style:name="T16" style:family="text">
      <style:text-properties fo:font-style="italic" style:font-style-asian="italic" style:font-style-complex="italic"/>
    </style:style>
    <style:style style:name="T17" style:family="text">
      <style:text-properties fo:font-size="18pt"/>
    </style:style>
    <style:style style:name="T18" style:family="text">
      <style:text-properties fo:font-size="28pt" style:font-size-asian="28pt" style:font-size-complex="28pt"/>
    </style:style>
    <style:style style:name="T19" style:family="text">
      <style:text-properties fo:font-size="22pt" fo:font-style="normal" style:font-size-asian="22pt" style:font-style-asian="normal" style:font-size-complex="22pt" style:font-style-complex="normal"/>
    </style:style>
    <style:style style:name="T20" style:family="text">
      <style:text-properties fo:font-size="22pt" fo:font-style="italic" style:font-size-asian="22pt" style:font-style-asian="italic" style:font-size-complex="22pt" style:font-style-complex="italic"/>
    </style:style>
    <style:style style:name="T21" style:family="text">
      <style:text-properties fo:color="#800080" fo:font-size="24pt" style:font-size-asian="18pt" style:font-size-complex="18pt"/>
    </style:style>
    <style:style style:name="T22" style:family="text">
      <style:text-properties fo:color="#800080" fo:font-size="22pt" style:font-size-asian="22pt" style:font-size-complex="22pt"/>
    </style:style>
    <style:style style:name="T23" style:family="text">
      <style:text-properties fo:color="#ffffff" fo:font-family="'Arial Narrow'" style:font-family-generic="swiss" style:font-pitch="variable" fo:font-size="32pt" fo:language="en" fo:country="GB" fo:text-shadow="1pt 1pt" style:font-size-asian="32pt" style:font-size-complex="32pt"/>
    </style:style>
    <style:style style:name="T24"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25" style:family="text">
      <style:text-properties fo:color="#ffffff" fo:font-family="'Arial Narrow'" style:font-family-generic="swiss" style:font-pitch="variable" fo:font-size="28pt" fo:language="en" fo:country="GB" fo:font-style="italic" fo:text-shadow="1pt 1pt" style:font-size-asian="28pt" style:font-style-asian="italic" style:font-size-complex="28pt" style:font-style-complex="italic"/>
    </style:style>
    <style:style style:name="T26" style:family="text">
      <style:text-properties fo:font-size="24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sequence points</text:p>
              </text:list-item>
              <text:list-item>
                <text:p>types not based on representation</text:p>
              </text:list-item>
              <text:list-item>
                <text:p>overloading</text:p>
              </text:list-item>
              <text:list-item>
                <text:p>function templates</text:p>
              </text:list-item>
              <text:list-item>
                <text:p>references</text:p>
              </text:list-item>
              <text:list-item>
                <text:p>operators</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1">shall</text:span> be complete and no side effects of subsequent evaluations <text:span text:style-name="T1">shall</text:span> have taken place (5.1.2.3)</text:p>
              </text:list-item>
            </text:list>
          </draw:text-box>
        </draw:frame>
        <draw:line draw:style-name="gr2" draw:text-style-name="P2" draw:layer="layout" svg:x1="4.8cm" svg:y1="13.7cm" svg:x2="23.8cm" svg:y2="13.7cm">
          <text:p/>
        </draw:line>
        <draw:line draw:style-name="gr3" draw:text-style-name="P2" draw:layer="layout" svg:x1="8.8cm" svg:y1="11.2cm" svg:x2="8.8cm" svg:y2="16.2cm">
          <text:p/>
        </draw:line>
        <draw:line draw:style-name="gr3" draw:text-style-name="P2" draw:layer="layout" svg:x1="10.4cm" svg:y1="11.2cm" svg:x2="10.4cm" svg:y2="16.2cm">
          <text:p/>
        </draw:line>
        <draw:line draw:style-name="gr3" draw:text-style-name="P2" draw:layer="layout" svg:x1="11.1cm" svg:y1="11.2cm" svg:x2="11.1cm" svg:y2="16.2cm">
          <text:p/>
        </draw:line>
        <draw:line draw:style-name="gr3" draw:text-style-name="P2" draw:layer="layout" svg:x1="12.6cm" svg:y1="11.2cm" svg:x2="12.6cm" svg:y2="16.2cm">
          <text:p/>
        </draw:line>
        <draw:line draw:style-name="gr3" draw:text-style-name="P2" draw:layer="layout" svg:x1="16.3cm" svg:y1="11.2cm" svg:x2="16.3cm" svg:y2="16.2cm">
          <text:p/>
        </draw:line>
        <draw:line draw:style-name="gr3" draw:text-style-name="P2" draw:layer="layout" svg:x1="17.7cm" svg:y1="11.2cm" svg:x2="17.7cm" svg:y2="16.2cm">
          <text:p/>
        </draw:lin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4" draw:layer="layout" svg:width="25.199cm" svg:height="2.164cm" svg:x="1.4cm" svg:y="0.037cm" presentation:class="title" presentation:user-transformed="true">
          <draw:text-box>
            <text:p><text:span text:style-name="T2">A Model of Politeness</text:span></text:p>
          </draw:text-box>
        </draw:frame>
        <draw:frame presentation:style-name="pr2" draw:layer="layout" svg:width="25.199cm" svg:height="17cm" svg:x="1.4cm" svg:y="3cm" presentation:class="outline" presentation:user-transformed="true">
          <draw:text-box>
            <text:list text:style-name="L2">
              <text:list-item>
                <text:p>C++ structs can contain member functions</text:p>
                <text:list>
                  <text:list-item>
                    <text:p>Offers a model <text:span text:style-name="T1">not</text:span> based on representation</text:p>
                  </text:list-item>
                  <text:list-item>
                    <text:p>Lights, camera, abstraction!</text:p>
                  </text:list-item>
                </text:list>
              </text:list-item>
            </text:list>
          </draw:text-box>
        </draw:frame>
        <draw:custom-shape draw:style-name="gr4" draw:text-style-name="P6" draw:layer="layout" svg:width="13.77cm" svg:height="7.615cm" svg:x="2.8cm" svg:y="8.185cm">
          <text:p text:style-name="P5"><text:span text:style-name="T3">struct date</text:span></text:p>
          <text:p text:style-name="P5"><text:span text:style-name="T3">{</text:span></text:p>
          <text:p text:style-name="P5"><text:span text:style-name="T3"><text:s text:c="5"/></text:span><text:span text:style-name="T3">...</text:span></text:p>
          <text:p text:style-name="P5"><text:span text:style-name="T3"><text:s text:c="5"/></text:span><text:span text:style-name="T3">int year() const;</text:span></text:p>
          <text:p text:style-name="P5"><text:span text:style-name="T3"><text:s text:c="5"/></text:span><text:span text:style-name="T3">int month() const;</text:span></text:p>
          <text:p text:style-name="P5"><text:span text:style-name="T3"><text:s text:c="5"/></text:span><text:span text:style-name="T3">int day() const;</text:span></text:p>
          <text:p text:style-name="P5"><text:span text:style-name="T3"><text:s text:c="5"/></text:span><text:span text:style-name="T3">...</text:span></text:p>
          <text:p text:style-name="P5"><text:span text:style-name="T3">};</text:span></text:p>
          <draw:enhanced-geometry svg:viewBox="0 0 21600 21600" draw:type="rectangle" draw:enhanced-path="M 0 0 L 21600 0 21600 21600 0 21600 0 0 Z N"/>
        </draw:custom-shape>
        <draw:custom-shape draw:style-name="gr5" draw:text-style-name="P6" draw:layer="layout" svg:width="11.349cm" svg:height="3.322cm" svg:x="2.751cm" svg:y="16.7cm">
          <text:p text:style-name="P5"><text:span text:style-name="T3">date today;</text:span></text:p>
          <text:p text:style-name="P5"><text:span text:style-name="T3"/></text:p>
          <text:p text:style-name="P5"><text:span text:style-name="T3">today.day()</text:span></text:p>
          <draw:enhanced-geometry svg:viewBox="0 0 21600 21600" draw:type="rectangle" draw:enhanced-path="M 0 0 L 21600 0 21600 21600 0 21600 0 0 Z N"/>
        </draw:custom-shape>
        <draw:custom-shape draw:style-name="gr6" draw:text-style-name="P8" draw:layer="layout" svg:width="8.242cm" svg:height="2.293cm" svg:x="17.967cm" svg:y="17.96cm">
          <text:p text:style-name="P7"><text:span text:style-name="T4">don't forget the parentheses!</text:span></text:p>
          <draw:enhanced-geometry svg:viewBox="0 0 21600 21600" draw:type="mso-spt202" draw:enhanced-path="M 0 0 L 21600 0 21600 21600 0 21600 0 0 Z N"/>
        </draw:custom-shape>
        <draw:line draw:style-name="gr3" draw:text-style-name="P2" draw:layer="layout" svg:x1="14.2cm" svg:y1="19.2cm" svg:x2="17.7cm" svg:y2="19.2cm">
          <text:p/>
        </draw:line>
        <draw:line draw:style-name="gr7" draw:text-style-name="P2" draw:layer="layout" svg:x1="14.1cm" svg:y1="19.2cm" svg:x2="8.6cm" svg:y2="19.2cm">
          <text:p/>
        </draw:line>
        <draw:custom-shape draw:style-name="gr8" draw:text-style-name="P9" draw:layer="layout" svg:width="1.367cm" svg:height="1.998cm" svg:x="2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1">overload</text:span> each other</text:p>
              </text:list-item>
              <text:list-item>
                <text:p>Function parameters must differ somehow</text:p>
              </text:list-item>
              <text:list-item>
                <text:p>A difference in return type alone is not sufficient</text:p>
              </text:list-item>
            </text:list>
          </draw:text-box>
        </draw:frame>
        <draw:custom-shape draw:style-name="gr9" draw:text-style-name="P6" draw:layer="layout" svg:width="18.291cm" svg:height="3cm" svg:x="4.1cm" svg:y="9.9cm">
          <text:p text:style-name="P5"><text:span text:style-name="T3">int <text:s text:c="3"/>min(int <text:s text:c="3"/>lhs, int <text:s text:c="3"/>rhs);</text:span></text:p>
          <text:p text:style-name="P5"><text:span text:style-name="T3">long <text:s text:c="2"/>min(long <text:s text:c="2"/>lhs, long <text:s text:c="2"/>rhs);</text:span></text:p>
          <text:p text:style-name="P5"><text:span text:style-name="T3">double min(double lhs, double rhs);</text:span></text:p>
          <draw:enhanced-geometry svg:viewBox="0 0 21600 21600" draw:type="rectangle" draw:enhanced-path="M 0 0 L 21600 0 21600 21600 0 21600 0 0 Z N"/>
        </draw:custom-shape>
        <draw:custom-shape draw:style-name="gr10" draw:text-style-name="P6" draw:layer="layout" svg:width="9.9cm" svg:height="3cm" svg:x="4.1cm" svg:y="14cm">
          <text:p text:style-name="P5"><text:span text:style-name="T3">int <text:s text:c="3"/>random();</text:span></text:p>
          <text:p text:style-name="P5"><text:span text:style-name="T3">long <text:s text:c="2"/>random();</text:span></text:p>
          <text:p text:style-name="P5"><text:span text:style-name="T3">double random();</text:span></text:p>
          <draw:enhanced-geometry svg:viewBox="0 0 21600 21600" draw:type="rectangle" draw:enhanced-path="M 0 0 L 21600 0 21600 21600 0 21600 0 0 Z N"/>
        </draw:custom-shape>
        <draw:custom-shape draw:style-name="gr11" draw:text-style-name="P10" draw:layer="layout" svg:width="3.202cm" svg:height="3.72cm" svg:x="22.956cm" svg:y="9.9cm">
          <text:p text:style-name="P7"><text:span text:style-name="T5"></text:span></text:p>
          <draw:enhanced-geometry svg:viewBox="0 0 21600 21600" draw:type="rectangle" draw:enhanced-path="M 0 0 L 21600 0 21600 21600 0 21600 0 0 Z N"/>
        </draw:custom-shape>
        <draw:custom-shape draw:style-name="gr12" draw:text-style-name="P10" draw:layer="layout" svg:width="2.544cm" svg:height="2.787cm" svg:x="14.556cm" svg:y="14.039cm">
          <text:p text:style-name="P7"><text:span text:style-name="T6"></text:span></text:p>
          <draw:enhanced-geometry svg:viewBox="0 0 21600 21600" draw:mirror-horizontal="true" draw:type="rectangle" draw:enhanced-path="M 0 0 L 21600 0 21600 21600 0 21600 0 0 Z N"/>
        </draw:custom-shape>
        <draw:custom-shape draw:style-name="gr13" draw:text-style-name="P10" draw:layer="layout" svg:width="8.242cm" svg:height="1.173cm" svg:x="18.667cm" svg:y="18.759cm">
          <text:p text:style-name="P7"><text:span text:style-name="T7">overloading != overriding</text:span></text:p>
          <draw:enhanced-geometry svg:viewBox="0 0 21600 21600" draw:type="mso-spt202" draw:enhanced-path="M 0 0 L 21600 0 21600 21600 0 21600 0 0 Z N"/>
        </draw:custom-shape>
        <draw:custom-shape draw:style-name="gr8" draw:text-style-name="P9"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4" draw:text-style-name="P6" draw:layer="layout" svg:width="6.291cm" svg:height="1.098cm" svg:x="4.209cm" svg:y="17.8cm">
          <text:p text:style-name="P5"><text:span text:style-name="T3">random();</text:span></text:p>
          <draw:enhanced-geometry svg:viewBox="0 0 21600 21600" draw:type="rectangle" draw:enhanced-path="M 0 0 L 21600 0 21600 21600 0 21600 0 0 Z N"/>
        </draw:custom-shape>
        <draw:line draw:style-name="gr3" draw:text-style-name="P2" draw:layer="layout" svg:x1="4.2cm" svg:y1="18.4cm" svg:x2="2.7cm" svg:y2="18.4cm">
          <text:p/>
        </draw:line>
        <draw:line draw:style-name="gr3" draw:text-style-name="P2" draw:layer="layout" svg:x1="2.6cm" svg:y1="18.4cm" svg:x2="2.6cm" svg:y2="14.4cm">
          <text:p/>
        </draw:line>
        <draw:line draw:style-name="gr15" draw:text-style-name="P2" draw:layer="layout" svg:x1="2.6cm" svg:y1="14.4cm" svg:x2="4.1cm" svg:y2="14.4cm">
          <text:p/>
        </draw:line>
        <draw:line draw:style-name="gr15" draw:text-style-name="P2" draw:layer="layout" svg:x1="2.6cm" svg:y1="15.5cm" svg:x2="4.1cm" svg:y2="15.5cm">
          <text:p/>
        </draw:line>
        <draw:line draw:style-name="gr15" draw:text-style-name="P2" draw:layer="layout" svg:x1="2.6cm" svg:y1="16.5cm" svg:x2="4.1cm" svg:y2="16.5cm">
          <text:p/>
        </draw:line>
        <draw:custom-shape draw:style-name="gr16" draw:text-style-name="P12" draw:layer="layout" svg:width="3cm" svg:height="1.954cm" svg:x="1.341cm" svg:y="14.884cm">
          <text:p text:style-name="P11"><text:span text:style-name="T8">?</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17" draw:text-style-name="P6" draw:layer="layout" svg:width="16.766cm" svg:height="4.822cm" svg:x="5.234cm" svg:y="6.678cm">
          <text:p text:style-name="P5"><text:span text:style-name="T3">template&lt;typename T&gt;</text:span></text:p>
          <text:p text:style-name="P5"><text:span text:style-name="T3">T min(T lhs, T rhs)</text:span></text:p>
          <text:p text:style-name="P5"><text:span text:style-name="T3">{</text:span></text:p>
          <text:p text:style-name="P5"><text:span text:style-name="T3"><text:s text:c="2"/></text:span><text:span text:style-name="T3">return lhs &lt; rhs ? lhs : rhs; </text:span></text:p>
          <text:p text:style-name="P5"><text:span text:style-name="T3">}</text:span></text:p>
          <draw:enhanced-geometry svg:viewBox="0 0 21600 21600" draw:type="rectangle" draw:enhanced-path="M 0 0 L 21600 0 21600 21600 0 21600 0 0 Z N"/>
        </draw:custom-shape>
        <draw:custom-shape draw:style-name="gr18" draw:text-style-name="P14" draw:layer="layout" svg:width="5cm" svg:height="1.026cm" svg:x="2.5cm" svg:y="12.3cm">
          <text:p text:style-name="P13"><text:span text:style-name="T9">min(4,2)</text:span></text:p>
          <draw:enhanced-geometry svg:viewBox="0 0 21600 21600" draw:type="rectangle" draw:enhanced-path="M 0 0 L 21600 0 21600 21600 0 21600 0 0 Z N"/>
        </draw:custom-shape>
        <draw:custom-shape draw:style-name="gr17" draw:text-style-name="P6" draw:layer="layout" svg:width="16.766cm" svg:height="4.822cm" svg:x="5cm" svg:y="14.5cm">
          <text:p text:style-name="P5"><text:span text:style-name="T3">typedef int T;</text:span></text:p>
          <text:p text:style-name="P5"><text:span text:style-name="T3">T min(T lhs, T rhs)</text:span></text:p>
          <text:p text:style-name="P5"><text:span text:style-name="T3">{</text:span></text:p>
          <text:p text:style-name="P5"><text:span text:style-name="T3"><text:s text:c="2"/></text:span><text:span text:style-name="T3">return lhs &lt; rhs ? lhs : rhs; </text:span></text:p>
          <text:p text:style-name="P5"><text:span text:style-name="T3">}</text:span></text:p>
          <draw:enhanced-geometry svg:viewBox="0 0 21600 21600" draw:type="rectangle" draw:enhanced-path="M 0 0 L 21600 0 21600 21600 0 21600 0 0 Z N"/>
        </draw:custom-shape>
        <draw:custom-shape draw:style-name="gr19" draw:text-style-name="P16" draw:layer="layout" svg:width="18.032cm" svg:height="2.461cm" svg:x="8.968cm" svg:y="12.2cm">
          <text:p text:style-name="P15"><text:span text:style-name="T10">typeof(4) == typeof(2) == int <text:s text:c="15"/>T == int</text:span></text:p>
          <draw:enhanced-geometry svg:viewBox="0 0 21600 21600" draw:type="mso-spt202" draw:enhanced-path="M 0 0 L 21600 0 21600 21600 0 21600 0 0 Z N"/>
        </draw:custom-shape>
        <draw:custom-shape draw:style-name="gr20" draw:text-style-name="P2"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21" draw:text-style-name="P17" draw:layer="layout" svg:width="9.017cm" svg:height="7.951cm" svg:x="1.183cm" svg:y="11.049cm">
          <text:p text:style-name="P3"><text:span text:style-name="T11">void f(int value)</text:span></text:p>
          <text:p text:style-name="P3"><text:span text:style-name="T11">{</text:span></text:p>
          <text:p text:style-name="P3"><text:span text:style-name="T11"><text:s text:c="4"/></text:span><text:span text:style-name="T11">value++;</text:span></text:p>
          <text:p text:style-name="P3"><text:span text:style-name="T11">}</text:span></text:p>
          <text:p text:style-name="P3"><text:span text:style-name="T11">int main()</text:span></text:p>
          <text:p text:style-name="P3"><text:span text:style-name="T11">{</text:span></text:p>
          <text:p text:style-name="P3"><text:span text:style-name="T11"><text:s text:c="4"/></text:span><text:span text:style-name="T11">int x = 42;</text:span></text:p>
          <text:p text:style-name="P3"><text:span text:style-name="T11"><text:s text:c="4"/></text:span><text:span text:style-name="T11">f(x);</text:span></text:p>
          <text:p text:style-name="P3"><text:span text:style-name="T11"><text:s text:c="4"/></text:span><text:span text:style-name="T11">assert(x == 42);</text:span></text:p>
          <text:p text:style-name="P3"><text:span text:style-name="T11">}</text:span></text:p>
          <draw:enhanced-geometry svg:viewBox="0 0 21600 21600" draw:type="rectangle" draw:enhanced-path="M 0 0 L 21600 0 21600 21600 0 21600 0 0 Z N"/>
        </draw:custom-shape>
        <draw:custom-shape draw:style-name="gr22" draw:text-style-name="P17" draw:layer="layout" svg:width="9.827cm" svg:height="7.951cm" svg:x="8.973cm" svg:y="9cm">
          <text:p text:style-name="P3"><text:span text:style-name="T11">void f(int * value)</text:span></text:p>
          <text:p text:style-name="P3"><text:span text:style-name="T11">{</text:span></text:p>
          <text:p text:style-name="P3"><text:span text:style-name="T11"><text:s text:c="4"/></text:span><text:span text:style-name="T11">(*value)++;</text:span></text:p>
          <text:p text:style-name="P3"><text:span text:style-name="T11">}</text:span></text:p>
          <text:p text:style-name="P3"><text:span text:style-name="T11">int main()</text:span></text:p>
          <text:p text:style-name="P3"><text:span text:style-name="T11">{</text:span></text:p>
          <text:p text:style-name="P3"><text:span text:style-name="T11"><text:s text:c="4"/></text:span><text:span text:style-name="T11">int x = 42;</text:span></text:p>
          <text:p text:style-name="P3"><text:span text:style-name="T11"><text:s text:c="4"/></text:span><text:span text:style-name="T11">f(&amp;x);</text:span></text:p>
          <text:p text:style-name="P3"><text:span text:style-name="T11"><text:s text:c="4"/></text:span><text:span text:style-name="T11">assert(x == 43);</text:span></text:p>
          <text:p text:style-name="P3"><text:span text:style-name="T11">}</text:span></text:p>
          <draw:enhanced-geometry svg:viewBox="0 0 21600 21600" draw:type="rectangle" draw:enhanced-path="M 0 0 L 21600 0 21600 21600 0 21600 0 0 Z N"/>
        </draw:custom-shape>
        <draw:custom-shape draw:style-name="gr23" draw:text-style-name="P17" draw:layer="layout" svg:width="9.327cm" svg:height="7.951cm" svg:x="17.673cm" svg:y="6.949cm">
          <text:p text:style-name="P3"><text:span text:style-name="T11">void f(int &amp; value)</text:span></text:p>
          <text:p text:style-name="P3"><text:span text:style-name="T11">{</text:span></text:p>
          <text:p text:style-name="P3"><text:span text:style-name="T11"><text:s text:c="4"/></text:span><text:span text:style-name="T11">value++;</text:span></text:p>
          <text:p text:style-name="P3"><text:span text:style-name="T11">}</text:span></text:p>
          <text:p text:style-name="P3"><text:span text:style-name="T11">int main()</text:span></text:p>
          <text:p text:style-name="P3"><text:span text:style-name="T11">{</text:span></text:p>
          <text:p text:style-name="P3"><text:span text:style-name="T11"><text:s text:c="4"/></text:span><text:span text:style-name="T11">int x = 42;</text:span></text:p>
          <text:p text:style-name="P3"><text:span text:style-name="T11"><text:s text:c="4"/></text:span><text:span text:style-name="T11">f(x);</text:span></text:p>
          <text:p text:style-name="P3"><text:span text:style-name="T11"><text:s text:c="4"/></text:span><text:span text:style-name="T11">assert(x == 43);</text:span></text:p>
          <text:p text:style-name="P3"><text:span text:style-name="T11">}</text:span></text:p>
          <draw:enhanced-geometry svg:viewBox="0 0 21600 21600" draw:type="rectangle" draw:enhanced-path="M 0 0 L 21600 0 21600 21600 0 21600 0 0 Z N"/>
        </draw:custom-shape>
        <draw:custom-shape draw:style-name="gr6" draw:text-style-name="P8" draw:layer="layout" svg:width="6.532cm" svg:height="2.293cm" svg:x="19.468cm" svg:y="17.5cm">
          <text:p text:style-name="P7"><text:span text:style-name="T4">This is not</text:span></text:p>
          <text:p text:style-name="P7"><text:span text:style-name="T4">f(&amp;x);</text:span></text:p>
          <draw:enhanced-geometry svg:viewBox="0 0 21600 21600" draw:type="mso-spt202" draw:enhanced-path="M 0 0 L 21600 0 21600 21600 0 21600 0 0 Z N"/>
        </draw:custom-shape>
        <draw:line draw:style-name="gr3" draw:text-style-name="P2" draw:layer="layout" svg:x1="18.5cm" svg:y1="18.5cm" svg:x2="18.5cm" svg:y2="17cm">
          <text:p/>
        </draw:line>
        <draw:line draw:style-name="gr3" draw:text-style-name="P2" draw:layer="layout" svg:x1="18.5cm" svg:y1="18.5cm" svg:x2="19.5cm" svg:y2="18.5cm">
          <text:p/>
        </draw:line>
        <draw:line draw:style-name="gr24" draw:text-style-name="P2" draw:layer="layout" svg:x1="18.5cm" svg:y1="17cm" svg:x2="18.5cm" svg:y2="13cm">
          <text:p/>
        </draw:line>
        <draw:line draw:style-name="gr7" draw:text-style-name="P2" draw:layer="layout" svg:x1="18.5cm" svg:y1="13cm" svg:x2="19.5cm" svg:y2="13cm">
          <text:p/>
        </draw:line>
        <draw:line draw:style-name="gr15" draw:text-style-name="P2" draw:layer="layout" svg:x1="22.8cm" svg:y1="5.4cm" svg:x2="22.8cm" svg:y2="6.9cm">
          <text:p/>
        </draw:line>
        <draw:custom-shape draw:style-name="gr8" draw:text-style-name="P9"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25" draw:text-style-name="P6" draw:layer="layout" svg:width="16.258cm" svg:height="2.96cm" svg:x="4.051cm" svg:y="7.556cm">
          <text:p text:style-name="P5"><text:span text:style-name="T3">int deadline, today;</text:span></text:p>
          <text:p text:style-name="P5"><text:span text:style-name="T3">...</text:span></text:p>
          <text:p text:style-name="P5"><text:span text:style-name="T3">if (deadline == today)...</text:span></text:p>
          <draw:enhanced-geometry svg:viewBox="0 0 21600 21600" draw:type="rectangle" draw:enhanced-path="M 0 0 L 21600 0 21600 21600 0 21600 0 0 Z N"/>
        </draw:custom-shape>
        <draw:custom-shape draw:style-name="gr26" draw:text-style-name="P6" draw:layer="layout" svg:width="16.258cm" svg:height="2.029cm" svg:x="4.042cm" svg:y="15.38cm">
          <text:p text:style-name="P5"><text:span text:style-name="T3">date deadline, today;</text:span></text:p>
          <text:p text:style-name="P5"><text:span text:style-name="T3">if (deadline == today)...</text:span></text:p>
          <draw:enhanced-geometry svg:viewBox="0 0 21600 21600" draw:type="rectangle" draw:enhanced-path="M 0 0 L 21600 0 21600 21600 0 21600 0 0 Z N"/>
        </draw:custom-shape>
        <draw:custom-shape draw:style-name="gr11" draw:text-style-name="P10" draw:layer="layout" svg:width="3.5cm" svg:height="3.72cm" svg:x="20.5cm" svg:y="15.48cm">
          <text:p text:style-name="P7"><text:span text:style-name="T5"></text:span></text:p>
          <draw:enhanced-geometry svg:viewBox="0 0 21600 21600" draw:type="rectangle" draw:enhanced-path="M 0 0 L 21600 0 21600 21600 0 21600 0 0 Z N"/>
        </draw:custom-shape>
        <draw:custom-shape draw:style-name="gr27" draw:text-style-name="P6" draw:layer="layout" svg:width="22.866cm" svg:height="2.029cm" svg:x="2.911cm" svg:y="12.649cm">
          <text:p text:style-name="P5"><text:span text:style-name="T3">struct date { ... };</text:span></text:p>
          <text:p text:style-name="P5"><text:span text:style-name="T3">bool operator==(const date &amp;, const date &amp;);</text:span></text:p>
          <draw:enhanced-geometry svg:viewBox="0 0 21600 21600" draw:type="rectangle" draw:enhanced-path="M 0 0 L 21600 0 21600 21600 0 21600 0 0 Z N"/>
        </draw:custom-shape>
        <draw:custom-shape draw:style-name="gr11" draw:text-style-name="P10" draw:layer="layout" svg:width="3.5cm" svg:height="3.72cm" svg:x="20.5cm" svg:y="7.18cm">
          <text:p text:style-name="P7"><text:span text:style-name="T5"></text:span></text:p>
          <draw:enhanced-geometry svg:viewBox="0 0 21600 21600" draw:type="rectangle" draw:enhanced-path="M 0 0 L 21600 0 21600 21600 0 21600 0 0 Z N"/>
        </draw:custom-shape>
        <draw:custom-shape draw:style-name="gr28" draw:text-style-name="P9"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9" draw:layer="layout" svg:width="8.242cm" svg:height="1.446cm" svg:x="13.4cm" svg:y="18.327cm">
          <text:p text:style-name="P18"><text:span text:style-name="T12">infix notation</text:span></text:p>
          <draw:enhanced-geometry svg:viewBox="0 0 21600 21600" draw:type="mso-spt202" draw:enhanced-path="M 0 0 L 21600 0 21600 21600 0 21600 0 0 Z N"/>
        </draw:custom-shape>
        <draw:line draw:style-name="gr3" draw:text-style-name="P2" draw:layer="layout" svg:x1="12.9cm" svg:y1="19cm" svg:x2="11.4cm" svg:y2="19cm">
          <text:p/>
        </draw:line>
        <draw:line draw:style-name="gr15" draw:text-style-name="P2" draw:layer="layout" svg:x1="11.4cm" svg:y1="19cm" svg:x2="11.4cm" svg:y2="17.5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new expressions</text:p>
              </text:list-item>
              <text:list-item>
                <text:p>delete expressions</text:p>
              </text:list-item>
              <text:list-item>
                <text:p>copy constructor</text:p>
              </text:list-item>
              <text:list-item>
                <text:p>copy assignment operators</text:p>
              </text:list-item>
              <text:list-item>
                <text:p>smart pointers</text:p>
              </text:list-item>
              <text:list-item>
                <text:p>copying - 3 options</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 constructor has the same name as the class</text:p>
              </text:list-item>
            </text:list>
          </draw:text-box>
        </draw:frame>
        <draw:custom-shape draw:style-name="gr30" draw:text-style-name="P6" draw:layer="layout" svg:width="13.074cm" svg:height="6.5cm" svg:x="5.327cm" svg:y="6.1cm">
          <text:p text:style-name="P5"><text:span text:style-name="T13">#include “date.hpp”</text:span></text:p>
          <text:p text:style-name="P5"><text:span text:style-name="T13"/></text:p>
          <text:p text:style-name="P5"><text:span text:style-name="T13">void test_drives_design()</text:span></text:p>
          <text:p text:style-name="P5"><text:span text:style-name="T13">{</text:span></text:p>
          <text:p text:style-name="P5"><text:span text:style-name="T13"><text:s text:c="2"/></text:span><text:span text:style-name="T13">date today(2011, 2, 7);</text:span></text:p>
          <text:p text:style-name="P5"><text:span text:style-name="T13"><text:s text:c="2"/></text:span><text:span text:style-name="T13">assert(today.day() == 7);</text:span></text:p>
          <text:p text:style-name="P5"><text:span text:style-name="T3">}</text:span></text:p>
          <draw:enhanced-geometry svg:viewBox="0 0 21600 21600" draw:type="rectangle" draw:enhanced-path="M 0 0 L 21600 0 21600 21600 0 21600 0 0 Z N"/>
        </draw:custom-shape>
        <draw:custom-shape draw:style-name="gr31" draw:text-style-name="P6" draw:layer="layout" svg:width="16.799cm" svg:height="6.625cm" svg:x="8.901cm" svg:y="11.875cm">
          <text:p text:style-name="P5"><text:span text:style-name="T13">class date</text:span></text:p>
          <text:p text:style-name="P5"><text:span text:style-name="T13">{</text:span></text:p>
          <text:p text:style-name="P5"><text:span text:style-name="T13">public:</text:span></text:p>
          <text:p text:style-name="P5"><text:span text:style-name="T13"><text:s text:c="4"/></text:span><text:span text:style-name="T13">date(int ccyy, int mm, int dd);</text:span></text:p>
          <text:p text:style-name="P5"><text:span text:style-name="T13"><text:s text:c="4"/></text:span><text:span text:style-name="T13">...</text:span></text:p>
          <text:p text:style-name="P5"><text:span text:style-name="T13">};</text:span></text:p>
          <text:p text:style-name="P5"><text:span text:style-name="T13">...</text:span></text:p>
          <draw:enhanced-geometry svg:viewBox="0 0 21600 21600" draw:type="rectangle" draw:enhanced-path="M 0 0 L 21600 0 21600 21600 0 21600 0 0 Z N"/>
        </draw:custom-shape>
        <draw:custom-shape draw:style-name="gr13" draw:text-style-name="P10" draw:layer="layout" svg:width="8.242cm" svg:height="1.173cm" svg:x="14.755cm" svg:y="5.078cm">
          <text:p text:style-name="P7"><text:span text:style-name="T7">date_tests.cpp</text:span></text:p>
          <draw:enhanced-geometry svg:viewBox="0 0 21600 21600" draw:type="mso-spt202" draw:enhanced-path="M 0 0 L 21600 0 21600 21600 0 21600 0 0 Z N"/>
        </draw:custom-shape>
        <draw:custom-shape draw:style-name="gr32" draw:text-style-name="P10" draw:layer="layout" svg:width="2.616cm" svg:height="1.451cm" svg:x="23.2cm" svg:y="10.8cm">
          <text:p text:style-name="P7"><text:span text:style-name="T7">date.hpp</text:span></text:p>
          <draw:enhanced-geometry svg:viewBox="0 0 21600 21600" draw:type="mso-spt202" draw:enhanced-path="M 0 0 L 21600 0 21600 21600 0 21600 0 0 Z N"/>
        </draw:custom-shape>
        <draw:line draw:style-name="gr3" draw:text-style-name="P2" draw:layer="layout" svg:x1="5.3cm" svg:y1="10cm" svg:x2="3.3cm" svg:y2="10cm">
          <text:p/>
        </draw:line>
        <draw:line draw:style-name="gr3" draw:text-style-name="P2" draw:layer="layout" svg:x1="3.3cm" svg:y1="10cm" svg:x2="3.3cm" svg:y2="15cm">
          <text:p/>
        </draw:line>
        <draw:line draw:style-name="gr24" draw:text-style-name="P2" draw:layer="layout" svg:x1="5.4cm" svg:y1="10cm" svg:x2="6.4cm" svg:y2="10cm">
          <text:p/>
        </draw:line>
        <draw:line draw:style-name="gr3" draw:text-style-name="P2" draw:layer="layout" svg:x1="3.3cm" svg:y1="15cm" svg:x2="8.8cm" svg:y2="15cm">
          <text:p/>
        </draw:line>
        <draw:line draw:style-name="gr7" draw:text-style-name="P2" draw:layer="layout" svg:x1="8.9cm" svg:y1="14.964cm" svg:x2="10.9cm" svg:y2="14.964cm">
          <text:p/>
        </draw:line>
        <draw:line draw:style-name="gr7" draw:text-style-name="P2" draw:layer="layout" svg:x1="12.5cm" svg:y1="14.6cm" svg:x2="12.5cm" svg:y2="12.6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automatically called</text:p>
              </text:list-item>
              <text:list-item>
                <text:p>The “complement” of a constructor</text:p>
              </text:list-item>
            </text:list>
          </draw:text-box>
        </draw:frame>
        <draw:custom-shape draw:style-name="gr30" draw:text-style-name="P6" draw:layer="layout" svg:width="13.074cm" svg:height="6.5cm" svg:x="2.8cm" svg:y="9cm">
          <text:p text:style-name="P5"><text:span text:style-name="T13">#include “date.hpp”</text:span></text:p>
          <text:p text:style-name="P5"><text:span text:style-name="T13"/></text:p>
          <text:p text:style-name="P5"><text:span text:style-name="T13">void test_drives_design()</text:span></text:p>
          <text:p text:style-name="P5"><text:span text:style-name="T13">{</text:span></text:p>
          <text:p text:style-name="P5"><text:span text:style-name="T13"><text:s text:c="2"/></text:span><text:span text:style-name="T13">date today(2011, 2, 7);</text:span></text:p>
          <text:p text:style-name="P5"><text:span text:style-name="T13"><text:s text:c="2"/></text:span><text:span text:style-name="T13">...</text:span></text:p>
          <text:p text:style-name="P5"><text:span text:style-name="T3">} </text:span><text:span text:style-name="T14">// today.~date()</text:span></text:p>
          <draw:enhanced-geometry svg:viewBox="0 0 21600 21600" draw:type="rectangle" draw:enhanced-path="M 0 0 L 21600 0 21600 21600 0 21600 0 0 Z N"/>
        </draw:custom-shape>
        <draw:custom-shape draw:style-name="gr33" draw:text-style-name="P6" draw:layer="layout" svg:width="6.7cm" svg:height="6.5cm" svg:x="14.3cm" svg:y="13.6cm">
          <text:p text:style-name="P5"><text:span text:style-name="T13">class date</text:span></text:p>
          <text:p text:style-name="P5"><text:span text:style-name="T13">{</text:span></text:p>
          <text:p text:style-name="P5"><text:span text:style-name="T13">public:</text:span></text:p>
          <text:p text:style-name="P5"><text:span text:style-name="T13"><text:s text:c="5"/></text:span><text:span text:style-name="T13">~date();</text:span></text:p>
          <text:p text:style-name="P5"><text:span text:style-name="T13"><text:s text:c="5"/></text:span><text:span text:style-name="T13">...</text:span></text:p>
          <text:p text:style-name="P5"><text:span text:style-name="T13">};</text:span></text:p>
          <text:p text:style-name="P5"><text:span text:style-name="T13">...</text:span></text:p>
          <draw:enhanced-geometry svg:viewBox="0 0 21600 21600" draw:type="rectangle" draw:enhanced-path="M 0 0 L 21600 0 21600 21600 0 21600 0 0 Z N"/>
        </draw:custom-shape>
        <draw:line draw:style-name="gr24" draw:text-style-name="P2" draw:layer="layout" svg:x1="11.8cm" svg:y1="14.8cm" svg:x2="12.8cm" svg:y2="14.8cm">
          <text:p/>
        </draw:line>
        <draw:line draw:style-name="gr24" draw:text-style-name="P2" draw:layer="layout" svg:x1="12.9cm" svg:y1="14.8cm" svg:x2="12.9cm" svg:y2="15.3cm">
          <text:p/>
        </draw:line>
        <draw:line draw:style-name="gr3" draw:text-style-name="P2" draw:layer="layout" svg:x1="12.9cm" svg:y1="16.6cm" svg:x2="14.4cm" svg:y2="16.6cm">
          <text:p/>
        </draw:line>
        <draw:line draw:style-name="gr7" draw:text-style-name="P2" draw:layer="layout" svg:x1="14.3cm" svg:y1="16.6cm" svg:x2="15.8cm" svg:y2="16.6cm">
          <text:p/>
        </draw:line>
        <draw:line draw:style-name="gr3" draw:text-style-name="P2" draw:layer="layout" svg:x1="12.9cm" svg:y1="15.6cm" svg:x2="12.9cm" svg:y2="16.6cm">
          <text:p/>
        </draw:line>
        <draw:frame draw:style-name="SmallSlideNote" draw:text-style-name="P21" draw:layer="layout" svg:width="2cm" svg:height="2.5cm" svg:x="20cm" svg:y="5.6cm">
          <draw:text-box>
            <text:p text:style-name="P20"><text:span text:style-name="T15">~</text:span></text:p>
          </draw:text-box>
        </draw:frame>
        <draw:frame draw:style-name="SmallSlideNote" draw:text-style-name="P22" draw:layer="layout" svg:width="7.137cm" svg:height="2.5cm" svg:x="18.4cm" svg:y="9.6cm">
          <draw:text-box>
            <text:p text:style-name="P22">the destructor never has any parameters - <text:span text:style-name="T16">you</text:span> don't call it...</text:p>
          </draw:text-box>
        </draw:frame>
        <draw:line draw:style-name="gr3" draw:text-style-name="P2" draw:layer="layout" svg:x1="19.7cm" svg:y1="12cm" svg:x2="19.7cm" svg:y2="13.5cm">
          <text:p/>
        </draw:line>
        <draw:line draw:style-name="gr7" draw:text-style-name="P2" draw:layer="layout" svg:x1="19.7cm" svg:y1="13.5cm" svg:x2="19.7cm" svg:y2="16.5cm">
          <text:p/>
        </draw:lin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1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34" draw:text-style-name="P6" draw:layer="layout" svg:width="21.849cm" svg:height="3.891cm" svg:x="3cm" svg:y="13.3cm">
          <text:p text:style-name="P5"><text:span text:style-name="T3">int main()</text:span></text:p>
          <text:p text:style-name="P5"><text:span text:style-name="T3">{</text:span></text:p>
          <text:p text:style-name="P5"><text:span text:style-name="T3"><text:s text:c="4"/></text:span><text:span text:style-name="T3">date * ptr = new date(2011, 3, 19); <text:s text:c="2"/></text:span></text:p>
          <text:p text:style-name="P5"><text:span text:style-name="T3">}</text:span></text:p>
          <draw:enhanced-geometry svg:viewBox="0 0 21600 21600" draw:type="rectangle" draw:enhanced-path="M 0 0 L 21600 0 21600 21600 0 21600 0 0 Z N"/>
        </draw:custom-shape>
        <draw:frame draw:style-name="gr35" draw:text-style-name="P22" draw:layer="layout" svg:width="8.599cm" svg:height="1.4cm" svg:x="15cm" svg:y="11.3cm">
          <draw:text-box>
            <text:p text:style-name="P22"><text:span text:style-name="T17">new keyword</text:span></text:p>
          </draw:text-box>
        </draw:frame>
        <draw:line draw:style-name="gr24" draw:text-style-name="P2" draw:layer="layout" svg:x1="12.5cm" svg:y1="14.8cm" svg:x2="12.5cm" svg:y2="13.3cm">
          <text:p/>
        </draw:line>
        <draw:line draw:style-name="gr3" draw:text-style-name="P2" draw:layer="layout" svg:x1="12.5cm" svg:y1="11.8cm" svg:x2="12.5cm" svg:y2="13.3cm">
          <text:p/>
        </draw:line>
        <draw:line draw:style-name="gr3" draw:text-style-name="P2" draw:layer="layout" svg:x1="14.5cm" svg:y1="11.8cm" svg:x2="12.5cm" svg:y2="11.8cm">
          <text:p/>
        </draw:line>
        <draw:line draw:style-name="gr24" draw:text-style-name="P2" draw:layer="layout" svg:x1="14.4cm" svg:y1="16.4cm" svg:x2="14.4cm" svg:y2="17.4cm">
          <text:p/>
        </draw:line>
        <draw:line draw:style-name="gr3" draw:text-style-name="P2" draw:layer="layout" svg:x1="14.4cm" svg:y1="17.4cm" svg:x2="14.4cm" svg:y2="18.9cm">
          <text:p/>
        </draw:line>
        <draw:line draw:style-name="gr3" draw:text-style-name="P2" draw:layer="layout" svg:x1="6.4cm" svg:y1="17.4cm" svg:x2="6.4cm" svg:y2="18.9cm">
          <text:p/>
        </draw:line>
        <draw:line draw:style-name="gr3" draw:text-style-name="P2" draw:layer="layout" svg:x1="6.4cm" svg:y1="18.9cm" svg:x2="14.4cm" svg:y2="18.9cm">
          <text:p/>
        </draw:line>
        <draw:line draw:style-name="gr24" draw:text-style-name="P2" draw:layer="layout" svg:x1="15.1cm" svg:y1="16.3cm" svg:x2="15.1cm" svg:y2="17.3cm">
          <text:p/>
        </draw:line>
        <draw:line draw:style-name="gr24" draw:text-style-name="P2" draw:layer="layout" svg:x1="22.2cm" svg:y1="16.3cm" svg:x2="22.2cm" svg:y2="17.3cm">
          <text:p/>
        </draw:line>
        <draw:line draw:style-name="gr3" draw:text-style-name="P2" draw:layer="layout" svg:x1="15.1cm" svg:y1="17.3cm" svg:x2="15.1cm" svg:y2="18.3cm">
          <text:p/>
        </draw:line>
        <draw:line draw:style-name="gr3" draw:text-style-name="P2" draw:layer="layout" svg:x1="22.2cm" svg:y1="17.3cm" svg:x2="22.2cm" svg:y2="18.3cm">
          <text:p/>
        </draw:line>
        <draw:line draw:style-name="gr3" draw:text-style-name="P2" draw:layer="layout" svg:x1="15.1cm" svg:y1="18.3cm" svg:x2="22.1cm" svg:y2="18.3cm">
          <text:p/>
        </draw:line>
        <draw:frame draw:style-name="gr35" draw:text-style-name="P22" draw:layer="layout" svg:width="8.599cm" svg:height="1.4cm" svg:x="16.401cm" svg:y="18.5cm">
          <draw:text-box>
            <text:p text:style-name="P22"><text:span text:style-name="T17">object construction</text:span></text:p>
          </draw:text-box>
        </draw:frame>
        <draw:line draw:style-name="gr7" draw:text-style-name="P2" draw:layer="layout" svg:x1="6.4cm" svg:y1="17.4cm" svg:x2="6.4cm" svg:y2="15.9cm">
          <text:p/>
        </draw:line>
        <draw:line draw:style-name="gr7" draw:text-style-name="P2" draw:layer="layout" svg:x1="8cm" svg:y1="17.3cm" svg:x2="8cm" svg:y2="15.8cm">
          <text:p/>
        </draw:line>
        <draw:g>
          <draw:custom-shape draw:style-name="gr36" draw:text-style-name="P9"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7" draw:text-style-name="P9"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6" draw:text-style-name="P9"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7" draw:text-style-name="P9"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8" draw:text-style-name="P9"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8" draw:text-style-name="P9"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8" draw:text-style-name="P9"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8" draw:text-style-name="P9"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8" draw:text-style-name="P9"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8" draw:text-style-name="P9"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8" draw:text-style-name="P9"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8" draw:text-style-name="P9"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38" draw:text-style-name="P9"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8" draw:text-style-name="P9"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8" draw:text-style-name="P9"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8" draw:text-style-name="P9"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8" draw:text-style-name="P9"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38" draw:text-style-name="P9"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8" draw:text-style-name="P9"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38" draw:text-style-name="P9"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38" draw:text-style-name="P9"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8" draw:text-style-name="P9"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38" draw:text-style-name="P9"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8" draw:text-style-name="P9"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8" draw:text-style-name="P9"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8" draw:text-style-name="P9"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8" draw:text-style-name="P9"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8" draw:text-style-name="P9"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8" draw:text-style-name="P9" draw:layer="layout" svg:width="0.006cm" svg:height="0.003cm" draw:transform="rotate (-2.35619449019309) translate (25.44cm 17.694cm)">
            <text:p/>
            <draw:enhanced-geometry svg:viewBox="0 0 17 0" draw:type="non-primitive" draw:enhanced-path="M 0 0 L 4 0 9 0 12 0 17 0 0 0 Z N"/>
          </draw:custom-shape>
          <draw:custom-shape draw:style-name="gr38" draw:text-style-name="P9"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6" draw:text-style-name="P9"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6" draw:text-style-name="P9"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6" draw:text-style-name="P9"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6" draw:text-style-name="P9"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6" draw:text-style-name="P9"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6" draw:text-style-name="P9"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6" draw:text-style-name="P9"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6" draw:text-style-name="P9"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6" draw:text-style-name="P9"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6" draw:text-style-name="P9"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6" draw:text-style-name="P9"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9" draw:text-style-name="P9"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9" draw:text-style-name="P9"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9" draw:text-style-name="P9"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9" draw:text-style-name="P9"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9" draw:text-style-name="P9"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39" draw:text-style-name="P9"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9" draw:text-style-name="P9"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9" draw:text-style-name="P9"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39" draw:text-style-name="P9"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9" draw:text-style-name="P9"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9" draw:text-style-name="P9"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9" draw:text-style-name="P9"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9" draw:text-style-name="P9"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39" draw:text-style-name="P9"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8" draw:text-style-name="P9"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9"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9"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9"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8" draw:text-style-name="P9"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9"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9"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9"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8" draw:text-style-name="P9"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7" draw:text-style-name="P9"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7" draw:text-style-name="P9"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7" draw:text-style-name="P9"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7" draw:text-style-name="P9"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7" draw:text-style-name="P9"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7" draw:text-style-name="P9"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7" draw:text-style-name="P9"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7" draw:text-style-name="P9"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7" draw:text-style-name="P9"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0" draw:text-style-name="P9"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7" draw:text-style-name="P9"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0" draw:text-style-name="P9"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7" draw:text-style-name="P9"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0" draw:text-style-name="P9"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7" draw:text-style-name="P9"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0" draw:text-style-name="P9"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7" draw:text-style-name="P9"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0" draw:text-style-name="P9"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7" draw:text-style-name="P9"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0" draw:text-style-name="P9"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7" draw:text-style-name="P9"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40" draw:text-style-name="P9"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7" draw:text-style-name="P9"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0" draw:text-style-name="P9"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7" draw:text-style-name="P9"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9"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7" draw:text-style-name="P9"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40" draw:text-style-name="P9"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7" draw:text-style-name="P9"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0" draw:text-style-name="P9"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7" draw:text-style-name="P9"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0" draw:text-style-name="P9"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7" draw:text-style-name="P9"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0" draw:text-style-name="P9"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7" draw:text-style-name="P9"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0" draw:text-style-name="P9"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7" draw:text-style-name="P9"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0" draw:text-style-name="P9"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7" draw:text-style-name="P9"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0" draw:text-style-name="P9"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7" draw:text-style-name="P9"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0" draw:text-style-name="P9"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7" draw:text-style-name="P9"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0" draw:text-style-name="P9"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7" draw:text-style-name="P9"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7" draw:text-style-name="P9"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0" draw:text-style-name="P9"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7" draw:text-style-name="P9"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7" draw:text-style-name="P9"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7" draw:text-style-name="P9"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7" draw:text-style-name="P9"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7" draw:text-style-name="P9"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7" draw:text-style-name="P9"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7" draw:text-style-name="P9"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7" draw:text-style-name="P9"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7" draw:text-style-name="P9"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7" draw:text-style-name="P9"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7" draw:text-style-name="P9"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7" draw:text-style-name="P9"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7" draw:text-style-name="P9"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7" draw:text-style-name="P9"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7" draw:text-style-name="P9"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7" draw:text-style-name="P9"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7" draw:text-style-name="P9"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7" draw:text-style-name="P9"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7" draw:text-style-name="P9"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7" draw:text-style-name="P9"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7" draw:text-style-name="P9"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7" draw:text-style-name="P9"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7" draw:text-style-name="P9"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7" draw:text-style-name="P9"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7" draw:text-style-name="P9" draw:layer="layout" svg:width="0.006cm" svg:height="0.007cm" draw:transform="rotate (-2.35619449019309) translate (24.857cm 17.914cm)">
            <text:p/>
            <draw:enhanced-geometry svg:viewBox="0 0 17 18" draw:type="non-primitive" draw:enhanced-path="M 0 18 L 0 18 5 13 8 9 13 4 17 0 N"/>
          </draw:custom-shape>
          <draw:custom-shape draw:style-name="gr37" draw:text-style-name="P9"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7" draw:text-style-name="P9"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7" draw:text-style-name="P9"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7" draw:text-style-name="P9"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7" draw:text-style-name="P9"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7" draw:text-style-name="P9"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7" draw:text-style-name="P9"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7" draw:text-style-name="P9"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7" draw:text-style-name="P9"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7" draw:text-style-name="P9"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7" draw:text-style-name="P9"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7" draw:text-style-name="P9"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7" draw:text-style-name="P9"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7" draw:text-style-name="P9"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7" draw:text-style-name="P9"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7" draw:text-style-name="P9"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7" draw:text-style-name="P9"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7" draw:text-style-name="P9"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7" draw:text-style-name="P9"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7" draw:text-style-name="P9"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7" draw:text-style-name="P9"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7" draw:text-style-name="P9"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7" draw:text-style-name="P9"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7" draw:text-style-name="P9"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7" draw:text-style-name="P9"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7" draw:text-style-name="P9"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7" draw:text-style-name="P9"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7" draw:text-style-name="P9"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7" draw:text-style-name="P9"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7" draw:text-style-name="P9"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7" draw:text-style-name="P9"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7" draw:text-style-name="P9"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7" draw:text-style-name="P9"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7" draw:text-style-name="P9"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8" draw:text-style-name="P9"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7" draw:text-style-name="P9"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0" draw:text-style-name="P9"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7" draw:text-style-name="P9"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0" draw:text-style-name="P9"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7" draw:text-style-name="P9"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40" draw:text-style-name="P9"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7" draw:text-style-name="P9"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40" draw:text-style-name="P9"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7" draw:text-style-name="P9"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0" draw:text-style-name="P9"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7" draw:text-style-name="P9"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0" draw:text-style-name="P9"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7" draw:text-style-name="P9"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16">nothing</text:span> happens - the object pointed to does <text:span text:style-name="T1">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1" draw:text-style-name="P6" draw:layer="layout" svg:width="21.849cm" svg:height="5.753cm" svg:x="2.5cm" svg:y="13cm">
          <text:p text:style-name="P5"><text:span text:style-name="T3">int main()</text:span></text:p>
          <text:p text:style-name="P5"><text:span text:style-name="T3">{</text:span></text:p>
          <text:p text:style-name="P5"><text:span text:style-name="T3"><text:s text:c="4"/></text:span><text:span text:style-name="T3">date * ptr = new date(2011, 3, 19);</text:span></text:p>
          <text:p text:style-name="P5"><text:span text:style-name="T3"><text:s text:c="4"/></text:span><text:span text:style-name="T3">...</text:span></text:p>
          <text:p text:style-name="P5"><text:span text:style-name="T3"><text:s text:c="4"/></text:span><text:span text:style-name="T3">delete ptr; <text:s text:c="8"/>// ptr-&gt;~date() <text:s/></text:span></text:p>
          <text:p text:style-name="P5"><text:span text:style-name="T3">}</text:span></text:p>
          <draw:enhanced-geometry svg:viewBox="0 0 21600 21600" draw:type="rectangle" draw:enhanced-path="M 0 0 L 21600 0 21600 21600 0 21600 0 0 Z N"/>
        </draw:custom-shape>
        <draw:line draw:style-name="gr7" draw:text-style-name="P2" draw:layer="layout" svg:x1="10.8cm" svg:y1="17.3cm" svg:x2="14.8cm" svg:y2="17.3cm">
          <text:p/>
        </draw:lin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draw:text-box>
            <text:list text:style-name="L2">
              <text:list-item>
                <text:p>Copying an object...</text:p>
                <text:list>
                  <text:list-item>
                    <text:p>As it is created == copy construction</text:p>
                  </text:list-item>
                  <text:list-item>
                    <text:p>After it is created == copy assignment</text:p>
                  </text:list-item>
                </text:list>
              </text:list-item>
            </text:list>
          </draw:text-box>
        </draw:frame>
        <draw:custom-shape draw:style-name="gr42" draw:text-style-name="P6" draw:layer="layout" svg:width="12.998cm" svg:height="8.546cm" svg:x="2cm" svg:y="9.816cm">
          <text:p text:style-name="P5"><text:span text:style-name="T3">int main()</text:span></text:p>
          <text:p text:style-name="P5"><text:span text:style-name="T3">{</text:span></text:p>
          <text:p text:style-name="P5"><text:span text:style-name="T3"><text:s text:c="3"/></text:span><text:span text:style-name="T3">date local(2011,3,7);</text:span></text:p>
          <text:p text:style-name="P5"><text:span text:style-name="T3"/></text:p>
          <text:p text:style-name="P5"><text:span text:style-name="T3"><text:s text:c="3"/></text:span><text:span text:style-name="T3">date copy = local;</text:span></text:p>
          <text:p text:style-name="P5"><text:span text:style-name="T3"><text:s text:c="3"/></text:span><text:span text:style-name="T3">date another(copy);</text:span></text:p>
          <text:p text:style-name="P5"><text:span text:style-name="T3"/></text:p>
          <text:p text:style-name="P5"><text:span text:style-name="T3"><text:s text:c="3"/></text:span><text:span text:style-name="T3">copy = local;</text:span></text:p>
          <text:p text:style-name="P5"><text:span text:style-name="T3">}</text:span></text:p>
          <draw:enhanced-geometry svg:viewBox="0 0 21600 21600" draw:type="rectangle" draw:enhanced-path="M 0 0 L 21600 0 21600 21600 0 21600 0 0 Z N"/>
        </draw:custom-shape>
        <draw:frame draw:style-name="gr43" draw:text-style-name="P22" draw:layer="layout" svg:width="9.5cm" svg:height="2.499cm" svg:x="16.3cm" svg:y="13.2cm">
          <draw:text-box>
            <text:p text:style-name="P22"><text:span text:style-name="T18">copy construction</text:span></text:p>
          </draw:text-box>
        </draw:frame>
        <draw:frame draw:style-name="gr43" draw:text-style-name="P22" draw:layer="layout" svg:width="9.5cm" svg:height="2.499cm" svg:x="16.3cm" svg:y="14.401cm">
          <draw:text-box>
            <text:p text:style-name="P22"><text:span text:style-name="T18">copy construction</text:span></text:p>
          </draw:text-box>
        </draw:frame>
        <draw:frame draw:style-name="gr43" draw:text-style-name="P22" draw:layer="layout" svg:width="9.5cm" svg:height="2.499cm" svg:x="16.3cm" svg:y="16.102cm">
          <draw:text-box>
            <text:p text:style-name="P22"><text:span text:style-name="T18">copy assignment</text:span></text:p>
          </draw:text-box>
        </draw:frame>
        <draw:line draw:style-name="gr24" draw:text-style-name="P2" draw:layer="layout" svg:x1="13cm" svg:y1="14cm" svg:x2="15cm" svg:y2="14cm">
          <text:p/>
        </draw:line>
        <draw:line draw:style-name="gr24" draw:text-style-name="P2" draw:layer="layout" svg:x1="13.6cm" svg:y1="15cm" svg:x2="15cm" svg:y2="15cm">
          <text:p/>
        </draw:line>
        <draw:line draw:style-name="gr24" draw:text-style-name="P2" draw:layer="layout" svg:x1="10.6cm" svg:y1="16.9cm" svg:x2="15.1cm" svg:y2="16.9cm">
          <text:p/>
        </draw:line>
        <draw:line draw:style-name="gr15" draw:text-style-name="P2" draw:layer="layout" svg:x1="15cm" svg:y1="14cm" svg:x2="16.5cm" svg:y2="14cm">
          <text:p/>
        </draw:line>
        <draw:line draw:style-name="gr15" draw:text-style-name="P2" draw:layer="layout" svg:x1="15cm" svg:y1="15cm" svg:x2="16.5cm" svg:y2="15cm">
          <text:p/>
        </draw:line>
        <draw:line draw:style-name="gr15" draw:text-style-name="P2" draw:layer="layout" svg:x1="15cm" svg:y1="16.9cm" svg:x2="16.5cm" svg:y2="16.9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44" draw:text-style-name="P6" draw:layer="layout" svg:width="16.766cm" svg:height="11.339cm" svg:x="2.534cm" svg:y="8.561cm">
          <text:p text:style-name="P5"><text:span text:style-name="T3">class wibble_ptr</text:span></text:p>
          <text:p text:style-name="P5"><text:span text:style-name="T3">{</text:span></text:p>
          <text:p text:style-name="P5"><text:span text:style-name="T3">public:</text:span></text:p>
          <text:p text:style-name="P5"><text:span text:style-name="T3"><text:s text:c="4"/></text:span><text:span text:style-name="T3">wibble_ptr(wibble * ptr);</text:span></text:p>
          <text:p text:style-name="P5"><text:span text:style-name="T3"><text:s text:c="4"/></text:span><text:span text:style-name="T3">~wibble_ptr();</text:span></text:p>
          <text:p text:style-name="P5"><text:span text:style-name="T3"><text:s text:c="4"/></text:span><text:span text:style-name="T3">...</text:span></text:p>
          <text:p text:style-name="P5"><text:span text:style-name="T3"><text:s text:c="4"/></text:span><text:span text:style-name="T3">wibble &amp; operator*() const;</text:span></text:p>
          <text:p text:style-name="P5"><text:span text:style-name="T3"><text:s text:c="4"/></text:span><text:span text:style-name="T3">wibble * operator-&gt;() const;</text:span></text:p>
          <text:p text:style-name="P5"><text:span text:style-name="T3"><text:s text:c="4"/></text:span><text:span text:style-name="T3">...</text:span></text:p>
          <text:p text:style-name="P5"><text:span text:style-name="T3">private:</text:span></text:p>
          <text:p text:style-name="P5"><text:span text:style-name="T3"><text:s text:c="3"/></text:span><text:span text:style-name="T3">wibble * raw;</text:span></text:p>
          <text:p text:style-name="P5"><text:span text:style-name="T3">};</text:span></text:p>
          <draw:enhanced-geometry svg:viewBox="0 0 21600 21600" draw:type="rectangle" draw:enhanced-path="M 0 0 L 21600 0 21600 21600 0 21600 0 0 Z N"/>
        </draw:custom-shape>
        <draw:line draw:style-name="gr15" draw:text-style-name="P2" draw:layer="layout" svg:x1="22.5cm" svg:y1="14.7cm" svg:x2="19.5cm" svg:y2="14.7cm">
          <text:p/>
        </draw:line>
        <draw:line draw:style-name="gr15" draw:text-style-name="P2" draw:layer="layout" svg:x1="22.5cm" svg:y1="15.6cm" svg:x2="19.5cm" svg:y2="15.6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item>
                <text:p>2. Write your own because the compiler generated ones would be wrong</text:p>
              </text:list-item>
              <text:list-item>
                <text:p>3. Turn copying off by declaring them private</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try and catch</text:p>
              </text:list-item>
              <text:list-item>
                <text:p>throw</text:p>
              </text:list-item>
              <text:list-item>
                <text:p>object lifetime</text:p>
              </text:list-item>
              <text:list-item>
                <text:p>RAII idiom</text:p>
              </text:list-item>
              <text:list-item>
                <text:p>iteration</text:p>
              </text:list-item>
              <text:list-item>
                <text:p>begin(), end()</text:p>
              </text:list-item>
              <text:list-item>
                <text:p>iterator pair == range</text:p>
              </text:list-item>
              <text:list-item>
                <text:p>algorithms</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ry catch</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specific</text:span> exception is thrown with a <text:span text:style-name="T1">specific</text:span> diagnostic string</text:p>
              </text:list-item>
            </text:list>
          </draw:text-box>
        </draw:frame>
        <draw:custom-shape draw:style-name="gr45" draw:text-style-name="P17" draw:layer="layout" svg:width="23.149cm" svg:height="13.39cm" svg:x="2.863cm" svg:y="6.347cm">
          <text:p text:style-name="P3"><text:span text:style-name="T11">void average_of_empty_vector_throws()</text:span></text:p>
          <text:p text:style-name="P3"><text:span text:style-name="T11">{</text:span></text:p>
          <text:p text:style-name="P3"><text:span text:style-name="T11"><text:s text:c="4"/></text:span><text:span text:style-name="T11">std::vector&lt;double&gt; empty;</text:span></text:p>
          <text:p text:style-name="P3"><text:span text:style-name="T11"><text:s text:c="4"/></text:span><text:span text:style-name="T11">try</text:span></text:p>
          <text:p text:style-name="P3"><text:span text:style-name="T11"><text:s text:c="4"/></text:span><text:span text:style-name="T11">{</text:span></text:p>
          <text:p text:style-name="P3"><text:span text:style-name="T11"><text:s text:c="8"/></text:span><text:span text:style-name="T11">average(empty);</text:span></text:p>
          <text:p text:style-name="P3"><text:span text:style-name="T11"><text:s text:c="8"/></text:span><text:span text:style-name="T11">assert(false);</text:span></text:p>
          <text:p text:style-name="P3"><text:span text:style-name="T11"><text:s text:c="4"/></text:span><text:span text:style-name="T11">}</text:span></text:p>
          <text:p text:style-name="P3"><text:span text:style-name="T11"><text:s text:c="4"/></text:span><text:span text:style-name="T11">catch (std::invalid_argument &amp; error)</text:span></text:p>
          <text:p text:style-name="P3"><text:span text:style-name="T11"><text:s text:c="4"/></text:span><text:span text:style-name="T11">{</text:span></text:p>
          <text:p text:style-name="P3"><text:span text:style-name="T11"><text:s text:c="8"/></text:span><text:span text:style-name="T11">assert(error.what() == std::string(“empty”));</text:span></text:p>
          <text:p text:style-name="P3"><text:span text:style-name="T11"><text:s text:c="4"/></text:span><text:span text:style-name="T11">}</text:span></text:p>
          <text:p text:style-name="P3"><text:span text:style-name="T11"><text:s text:c="4"/></text:span><text:span text:style-name="T11">catch (...)</text:span></text:p>
          <text:p text:style-name="P3"><text:span text:style-name="T11"><text:s text:c="4"/></text:span><text:span text:style-name="T11">{</text:span></text:p>
          <text:p text:style-name="P3"><text:span text:style-name="T11"><text:s text:c="8"/></text:span><text:span text:style-name="T11">assert(false);</text:span></text:p>
          <text:p text:style-name="P3"><text:span text:style-name="T11"><text:s text:c="4"/></text:span><text:span text:style-name="T11">}</text:span></text:p>
          <text:p text:style-name="P3"><text:span text:style-name="T11">}</text:span></text:p>
          <draw:enhanced-geometry svg:viewBox="0 0 21600 21600" draw:type="rectangle" draw:enhanced-path="M 0 0 L 21600 0 21600 21600 0 21600 0 0 Z N"/>
        </draw:custom-shape>
        <draw:line draw:style-name="gr7" draw:text-style-name="P2" draw:layer="layout" svg:x1="12.826cm" svg:y1="16.189cm" svg:x2="12.781cm" svg:y2="14.889cm">
          <text:p/>
        </draw:line>
        <draw:custom-shape draw:style-name="gr20" draw:text-style-name="P2" draw:layer="layout" svg:width="2.5cm" svg:height="4.5cm" svg:x="22.544cm" svg:y="7.277cm">
          <text:p/>
          <draw:enhanced-geometry svg:viewBox="0 0 21600 21600" draw:type="rectangle" draw:enhanced-path="M 0 0 L 21600 0 21600 21600 0 21600 0 0 Z N"/>
        </draw:custom-shape>
        <draw:custom-shape draw:style-name="gr46" draw:text-style-name="P2"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row</text:p>
          </draw:text-box>
        </draw:frame>
        <draw:frame presentation:style-name="pr2" draw:layer="layout" svg:width="25.199cm" svg:height="17cm" svg:x="1.5cm" svg:y="3cm" presentation:class="outline" presentation:placeholder="true" presentation:user-transformed="true">
          <draw:text-box/>
        </draw:frame>
        <draw:custom-shape draw:style-name="gr48" draw:text-style-name="P23" draw:layer="layout" svg:width="24.716cm" svg:height="12.102cm" svg:x="1.422cm" svg:y="5.393cm">
          <text:p text:style-name="P13"><text:span text:style-name="T13">#include &lt;stdexcept&gt;</text:span></text:p>
          <text:p text:style-name="P13"><text:span text:style-name="T13"/></text:p>
          <text:p text:style-name="P13"><text:span text:style-name="T13">double average(const std::vector&lt;double&gt; &amp; data)</text:span></text:p>
          <text:p text:style-name="P13"><text:span text:style-name="T13">{</text:span></text:p>
          <text:p text:style-name="P13"><text:span text:style-name="T13"><text:s text:c="4"/></text:span><text:span text:style-name="T13">if (data.empty())</text:span></text:p>
          <text:p text:style-name="P13"><text:span text:style-name="T13"><text:s text:c="8"/></text:span><text:span text:style-name="T13">throw </text:span><text:span text:style-name="T19">std::invalid_argument(“empty”)</text:span><text:span text:style-name="T13">;</text:span></text:p>
          <text:p text:style-name="P13"><text:span text:style-name="T13"><text:s text:c="4"/></text:span><text:span text:style-name="T13">else</text:span></text:p>
          <text:p text:style-name="P13"><text:span text:style-name="T13"><text:s text:c="4"/></text:span><text:span text:style-name="T13">{</text:span></text:p>
          <text:p text:style-name="P13"><text:span text:style-name="T13"><text:s text:c="8"/></text:span><text:span text:style-name="T13">double sum = 0.0;</text:span></text:p>
          <text:p text:style-name="P13"><text:span text:style-name="T13"><text:s text:c="8"/></text:span><text:span text:style-name="T13">for (size_t at = 0; at != data.size(); at++)</text:span></text:p>
          <text:p text:style-name="P13"><text:span text:style-name="T13"><text:s text:c="12"/></text:span><text:span text:style-name="T13">sum += data[at];</text:span></text:p>
          <text:p text:style-name="P13"><text:span text:style-name="T13"><text:s text:c="8"/></text:span><text:span text:style-name="T13">return sum / data.size();</text:span></text:p>
          <text:p text:style-name="P13"><text:span text:style-name="T13"><text:s text:c="4"/></text:span><text:span text:style-name="T13">}</text:span></text:p>
          <text:p text:style-name="P13"><text:span text:style-name="T13">}</text:span></text:p>
          <draw:enhanced-geometry svg:viewBox="0 0 21600 21600" draw:type="rectangle" draw:enhanced-path="M 0 0 L 21600 0 21600 21600 0 21600 0 0 Z N"/>
        </draw:custom-shape>
        <draw:line draw:style-name="gr7" draw:text-style-name="P2" draw:layer="layout" svg:x1="26.333cm" svg:y1="10.122cm" svg:x2="23.04cm" svg:y2="10.176cm">
          <text:p/>
        </draw:lin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automatically when it goes out of scope - regardless of how it goes out of scope</text:p>
              </text:list-item>
            </text:list>
          </draw:text-box>
        </draw:frame>
        <draw:custom-shape draw:style-name="gr49" draw:text-style-name="P6" draw:layer="layout" svg:width="9.684cm" svg:height="3.891cm" svg:x="2.716cm" svg:y="9.509cm">
          <text:p text:style-name="P5"><text:span text:style-name="T3">void f()</text:span></text:p>
          <text:p text:style-name="P5"><text:span text:style-name="T3">{</text:span></text:p>
          <text:p text:style-name="P5"><text:span text:style-name="T3"><text:s text:c="4"/></text:span><text:span text:style-name="T3">wibble w;</text:span></text:p>
          <text:p text:style-name="P5"><text:span text:style-name="T3">}</text:span></text:p>
          <draw:enhanced-geometry svg:viewBox="0 0 21600 21600" draw:type="rectangle" draw:enhanced-path="M 0 0 L 21600 0 21600 21600 0 21600 0 0 Z N"/>
        </draw:custom-shape>
        <draw:custom-shape draw:style-name="gr50" draw:text-style-name="P6" draw:layer="layout" svg:width="9.684cm" svg:height="4.822cm" svg:x="15.4cm" svg:y="12.578cm">
          <text:p text:style-name="P5"><text:span text:style-name="T3">void f()</text:span></text:p>
          <text:p text:style-name="P5"><text:span text:style-name="T3">{</text:span></text:p>
          <text:p text:style-name="P5"><text:span text:style-name="T3"><text:s text:c="4"/></text:span><text:span text:style-name="T3">wibble w;</text:span></text:p>
          <text:p text:style-name="P5"><text:span text:style-name="T3"><text:s text:c="4"/></text:span><text:span text:style-name="T3">throw ...;</text:span></text:p>
          <text:p text:style-name="P5"><text:span text:style-name="T3">}</text:span></text:p>
          <draw:enhanced-geometry svg:viewBox="0 0 21600 21600" draw:type="rectangle" draw:enhanced-path="M 0 0 L 21600 0 21600 21600 0 21600 0 0 Z N"/>
        </draw:custom-shape>
        <draw:line draw:style-name="gr24" draw:text-style-name="P2" draw:layer="layout" svg:x1="23.002cm" svg:y1="15.9cm" svg:x2="25.1cm" svg:y2="15.9cm">
          <text:p/>
        </draw:line>
        <draw:line draw:style-name="gr3" draw:text-style-name="P2" draw:layer="layout" svg:x1="25.2cm" svg:y1="15.9cm" svg:x2="26.2cm" svg:y2="15.9cm">
          <text:p/>
        </draw:line>
        <draw:line draw:style-name="gr15" draw:text-style-name="P2" draw:layer="layout" svg:x1="26.2cm" svg:y1="15.9cm" svg:x2="26.2cm" svg:y2="11.9cm">
          <text:p/>
        </draw:line>
        <draw:custom-shape draw:style-name="gr28" draw:text-style-name="P9"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3.993cm" svg:y1="9.939cm" svg:x2="14cm" svg:y2="14cm">
          <text:p/>
        </draw:line>
        <draw:line draw:style-name="gr3" draw:text-style-name="P2" draw:layer="layout" svg:x1="15cm" svg:y1="14cm" svg:x2="14cm" svg:y2="14cm">
          <text:p/>
        </draw:line>
        <draw:line draw:style-name="gr15" draw:text-style-name="P2" draw:layer="layout" svg:x1="14cm" svg:y1="9.939cm" svg:x2="16.5cm" svg:y2="9.939cm">
          <text:p/>
        </draw:line>
        <draw:custom-shape draw:style-name="gr51" draw:text-style-name="P6" draw:layer="layout" svg:width="6.5cm" svg:height="1.098cm" svg:x="16.83cm" svg:y="9.472cm">
          <text:p text:style-name="P5"><text:span text:style-name="T3">w.~wibble()</text:span></text:p>
          <draw:enhanced-geometry svg:viewBox="0 0 21600 21600" draw:type="rectangle" draw:enhanced-path="M 0 0 L 21600 0 21600 21600 0 21600 0 0 Z N"/>
        </draw:custom-shape>
        <draw:custom-shape draw:style-name="gr28" draw:text-style-name="P9"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2.3cm" svg:y1="12.9cm" svg:x2="1cm" svg:y2="12.9cm">
          <text:p/>
        </draw:line>
        <draw:line draw:style-name="gr3" draw:text-style-name="P2" draw:layer="layout" svg:x1="1cm" svg:y1="12.9cm" svg:x2="1cm" svg:y2="16.9cm">
          <text:p/>
        </draw:line>
        <draw:line draw:style-name="gr15" draw:text-style-name="P2" draw:layer="layout" svg:x1="1cm" svg:y1="16.9cm" svg:x2="4.5cm" svg:y2="16.9cm">
          <text:p/>
        </draw:line>
        <draw:custom-shape draw:style-name="gr51" draw:text-style-name="P6" draw:layer="layout" svg:width="6.5cm" svg:height="1.098cm" svg:x="4.7cm" svg:y="16.4cm">
          <text:p text:style-name="P5"><text:span text:style-name="T3">w.~wibbl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automatically</text:span> release it in the destructor</text:p>
              </text:list-item>
            </text:list>
          </draw:text-box>
        </draw:frame>
        <draw:custom-shape draw:style-name="gr52" draw:text-style-name="P17" draw:layer="layout" svg:width="15.416cm" svg:height="12.954cm" svg:x="1.4cm" svg:y="6.704cm">
          <text:p text:style-name="P3"><text:span text:style-name="T11">class auto_mutex</text:span></text:p>
          <text:p text:style-name="P3"><text:span text:style-name="T11">{</text:span></text:p>
          <text:p text:style-name="P3"><text:span text:style-name="T11">public:</text:span></text:p>
          <text:p text:style-name="P3"><text:span text:style-name="T11"><text:s text:c="4"/></text:span><text:span text:style-name="T11">auto_mutex(mutex &amp; lock)</text:span></text:p>
          <text:p text:style-name="P3"><text:span text:style-name="T11"><text:s text:c="8"/></text:span><text:span text:style-name="T11">: lock(lock) </text:span></text:p>
          <text:p text:style-name="P3"><text:span text:style-name="T11"><text:s text:c="4"/></text:span><text:span text:style-name="T11">{</text:span></text:p>
          <text:p text:style-name="P3"><text:span text:style-name="T11"><text:s text:c="8"/></text:span><text:span text:style-name="T11">lock.acquire();</text:span></text:p>
          <text:p text:style-name="P3"><text:span text:style-name="T11"><text:s text:c="4"/></text:span><text:span text:style-name="T11">}</text:span></text:p>
          <text:p text:style-name="P3"><text:span text:style-name="T11"><text:s text:c="4"/></text:span><text:span text:style-name="T11">~auto_mutex()</text:span></text:p>
          <text:p text:style-name="P3"><text:span text:style-name="T11"><text:s text:c="4"/></text:span><text:span text:style-name="T11">{</text:span></text:p>
          <text:p text:style-name="P3"><text:span text:style-name="T11"><text:s text:c="8"/></text:span><text:span text:style-name="T11">lock.release();</text:span></text:p>
          <text:p text:style-name="P3"><text:span text:style-name="T11"><text:s text:c="4"/></text:span><text:span text:style-name="T11">}</text:span></text:p>
          <text:p text:style-name="P3"><text:span text:style-name="T11"><text:s text:c="4"/></text:span><text:span text:style-name="T11">...</text:span></text:p>
          <text:p text:style-name="P3"><text:span text:style-name="T11">private:</text:span></text:p>
          <text:p text:style-name="P3"><text:span text:style-name="T11"><text:s text:c="4"/></text:span><text:span text:style-name="T11">mutex &amp; lock;</text:span></text:p>
          <text:p text:style-name="P3"><text:span text:style-name="T11">};</text:span></text:p>
          <draw:enhanced-geometry svg:viewBox="0 0 21600 21600" draw:type="rectangle" draw:enhanced-path="M 0 0 L 21600 0 21600 21600 0 21600 0 0 Z N"/>
        </draw:custom-shape>
        <draw:custom-shape draw:style-name="gr53" draw:text-style-name="P23" draw:layer="layout" svg:width="12.527cm" svg:height="4.434cm" svg:x="12.907cm" svg:y="10.934cm">
          <text:p text:style-name="P13"><text:span text:style-name="T13">void f()</text:span></text:p>
          <text:p text:style-name="P13"><text:span text:style-name="T13">{</text:span></text:p>
          <text:p text:style-name="P13"><text:span text:style-name="T13"><text:s text:c="4"/></text:span><text:span text:style-name="T13">auto_mutex lock(key);</text:span></text:p>
          <text:p text:style-name="P13"><text:span text:style-name="T13"><text:s text:c="4"/></text:span><text:span text:style-name="T13">...</text:span><text:span text:style-name="T20">exception</text:span><text:span text:style-name="T13">?... <text:s/></text:span></text:p>
          <text:p text:style-name="P13"><text:span text:style-name="T13">}</text:span></text:p>
          <draw:enhanced-geometry svg:viewBox="0 0 21600 21600" draw:type="rectangle" draw:enhanced-path="M 0 0 L 21600 0 21600 21600 0 21600 0 0 Z N"/>
        </draw:custom-shape>
        <draw:custom-shape draw:style-name="gr28" draw:text-style-name="P9" draw:layer="layout" svg:width="1.743cm" svg:height="1.397cm" svg:x="13.1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1.743cm" svg:height="1.397cm" svg:x="13.1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2" draw:layer="layout" svg:x1="13.16cm" svg:y1="12.365cm" svg:x2="12.483cm" svg:y2="12.365cm">
          <text:p/>
        </draw:line>
        <draw:line draw:style-name="gr24" draw:text-style-name="P2" draw:layer="layout" svg:x1="13.161cm" svg:y1="14.865cm" svg:x2="12.484cm" svg:y2="14.865cm">
          <text:p/>
        </draw:line>
        <draw:line draw:style-name="gr24" draw:text-style-name="P2" draw:layer="layout" svg:x1="12.537cm" svg:y1="14.865cm" svg:x2="12.537cm" svg:y2="17.009cm">
          <text:p/>
        </draw:line>
        <draw:custom-shape draw:style-name="gr54" draw:text-style-name="P6" draw:layer="layout" svg:width="9.651cm" svg:height="1.098cm" svg:x="15.429cm" svg:y="16.5cm">
          <text:p text:style-name="P5"><text:span text:style-name="T3">lock.~auto_mutex()</text:span></text:p>
          <draw:enhanced-geometry svg:viewBox="0 0 21600 21600" draw:type="rectangle" draw:enhanced-path="M 0 0 L 21600 0 21600 21600 0 21600 0 0 Z N"/>
        </draw:custom-shape>
        <draw:line draw:style-name="gr7" draw:text-style-name="P2" draw:layer="layout" svg:x1="12.483cm" svg:y1="17.009cm" svg:x2="15.429cm" svg:y2="17.009cm">
          <text:p/>
        </draw:line>
        <draw:custom-shape draw:style-name="gr54" draw:text-style-name="P6" draw:layer="layout" svg:width="9.651cm" svg:height="1.098cm" svg:x="15.405cm" svg:y="6.918cm">
          <text:p text:style-name="P5"><text:span text:style-name="T3">lock.~auto_mutex()</text:span></text:p>
          <draw:enhanced-geometry svg:viewBox="0 0 21600 21600" draw:type="rectangle" draw:enhanced-path="M 0 0 L 21600 0 21600 21600 0 21600 0 0 Z N"/>
        </draw:custom-shape>
        <draw:line draw:style-name="gr24" draw:text-style-name="P2" draw:layer="layout" svg:x1="12.483cm" svg:y1="12.365cm" svg:x2="12.483cm" svg:y2="7.505cm">
          <text:p/>
        </draw:line>
        <draw:line draw:style-name="gr7" draw:text-style-name="P2" draw:layer="layout" svg:x1="12.483cm" svg:y1="7.505cm" svg:x2="15.405cm" svg:y2="7.505cm">
          <text:p/>
        </draw:line>
        <draw:line draw:style-name="gr7" draw:text-style-name="P2" draw:layer="layout" svg:x1="1.987cm" svg:y1="14.947cm" svg:x2="4.946cm" svg:y2="14.947cm">
          <text:p/>
        </draw:lin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55" draw:text-style-name="P6" draw:layer="layout" svg:width="24.391cm" svg:height="9.477cm" svg:x="1.073cm" svg:y="4.898cm">
          <text:p text:style-name="P5"><text:span text:style-name="T3">typedef std::list&lt;int&gt; container;</text:span></text:p>
          <text:p text:style-name="P5"><text:span text:style-name="T3"/></text:p>
          <text:p text:style-name="P5"><text:span text:style-name="T3">container values;</text:span></text:p>
          <text:p text:style-name="P5"><text:span text:style-name="T3">for (container::iterator pos = values.begin(); </text:span></text:p>
          <text:p text:style-name="P5"><text:span text:style-name="T3"><text:s text:c="5"/></text:span><text:span text:style-name="T3">pos </text:span><text:span text:style-name="T21">!=</text:span><text:span text:style-name="T3"> values.end(); </text:span></text:p>
          <text:p text:style-name="P5"><text:span text:style-name="T3"><text:s text:c="5"/></text:span><text:span text:style-name="T3">pos</text:span><text:span text:style-name="T21">++</text:span><text:span text:style-name="T3">)</text:span></text:p>
          <text:p text:style-name="P5"><text:span text:style-name="T3">{</text:span></text:p>
          <text:p text:style-name="P5"><text:span text:style-name="T3"><text:s text:c="5"/></text:span><text:span text:style-name="T3">eg(</text:span><text:span text:style-name="T21">*</text:span><text:span text:style-name="T3">pos);</text:span></text:p>
          <text:p text:style-name="P5"><text:span text:style-name="T3"><text:s text:c="5"/></text:span><text:span text:style-name="T3">...</text:span></text:p>
          <text:p text:style-name="P5"><text:span text:style-name="T3">}</text:span></text:p>
          <draw:enhanced-geometry svg:viewBox="0 0 21600 21600" draw:type="rectangle" draw:enhanced-path="M 0 0 L 21600 0 21600 21600 0 21600 0 0 Z N"/>
        </draw:custom-shape>
        <draw:custom-shape draw:style-name="gr56" draw:text-style-name="P23" draw:layer="layout" svg:width="17.266cm" svg:height="6.99cm" svg:x="7.011cm" svg:y="11.322cm">
          <text:p text:style-name="P13"><text:span text:style-name="T13">class iterator</text:span></text:p>
          <text:p text:style-name="P13"><text:span text:style-name="T13">{ <text:s text:c="2"/></text:span></text:p>
          <text:p text:style-name="P13"><text:span text:style-name="T13"><text:s text:c="4"/></text:span><text:span text:style-name="T13">...</text:span></text:p>
          <text:p text:style-name="P13"><text:span text:style-name="T13"><text:s text:c="4"/></text:span><text:span text:style-name="T13">operator</text:span><text:span text:style-name="T22">*</text:span><text:span text:style-name="T13">()</text:span></text:p>
          <text:p text:style-name="P13"><text:span text:style-name="T13"><text:s text:c="4"/></text:span><text:span text:style-name="T13">operator</text:span><text:span text:style-name="T22">++</text:span><text:span text:style-name="T13">()</text:span></text:p>
          <text:p text:style-name="P13"><text:span text:style-name="T13">};</text:span></text:p>
          <text:p text:style-name="P13"><text:span text:style-name="T13">bool operator==(iterator, iterator);</text:span></text:p>
          <text:p text:style-name="P13"><text:span text:style-name="T13">bool operator</text:span><text:span text:style-name="T22">!=</text:span><text:span text:style-name="T13">(iterator, iterator);</text:span></text:p>
          <draw:enhanced-geometry svg:viewBox="0 0 21600 21600" draw:type="rectangle" draw:enhanced-path="M 0 0 L 21600 0 21600 21600 0 21600 0 0 Z N"/>
        </draw:custom-shape>
        <draw:line draw:style-name="gr24" draw:text-style-name="P2" draw:layer="layout" svg:x1="11.86cm" svg:y1="7.937cm" svg:x2="11.86cm" svg:y2="6.592cm">
          <text:p/>
        </draw:line>
        <draw:line draw:style-name="gr24" draw:text-style-name="P2" draw:layer="layout" svg:x1="11.815cm" svg:y1="6.543cm" svg:x2="14.288cm" svg:y2="6.543cm">
          <text:p/>
        </draw:line>
        <draw:line draw:style-name="gr7" draw:text-style-name="P2" draw:layer="layout" svg:x1="14.288cm" svg:y1="6.543cm" svg:x2="14.268cm" svg:y2="11.322cm">
          <text:p/>
        </draw:lin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one-beyond-the-end</text:span></text:p>
              </text:list-item>
            </text:list>
          </draw:text-box>
        </draw:frame>
        <draw:custom-shape draw:style-name="gr57" draw:text-style-name="P23" draw:layer="layout" svg:width="16.729cm" svg:height="11.25cm" svg:x="1.926cm" svg:y="8.23cm">
          <text:p text:style-name="P13"><text:span text:style-name="T13">template&lt;typename Type&gt;</text:span></text:p>
          <text:p text:style-name="P13"><text:span text:style-name="T13">class list</text:span></text:p>
          <text:p text:style-name="P13"><text:span text:style-name="T13">{ <text:s text:c="2"/>...</text:span></text:p>
          <text:p text:style-name="P13"><text:span text:style-name="T13"><text:s text:c="4"/></text:span><text:span text:style-name="T13">class iterator { ... };</text:span></text:p>
          <text:p text:style-name="P13"><text:span text:style-name="T13"><text:s text:c="4"/></text:span><text:span text:style-name="T13">class const_iterator { ... };</text:span></text:p>
          <text:p text:style-name="P13"><text:span text:style-name="T13"/></text:p>
          <text:p text:style-name="P13"><text:span text:style-name="T13"><text:s text:c="4"/></text:span><text:span text:style-name="T13">iterator begin();</text:span></text:p>
          <text:p text:style-name="P13"><text:span text:style-name="T13"><text:s text:c="4"/></text:span><text:span text:style-name="T13">iterator end();</text:span></text:p>
          <text:p text:style-name="P13"><text:span text:style-name="T13"/></text:p>
          <text:p text:style-name="P13"><text:span text:style-name="T13"><text:s text:c="4"/></text:span><text:span text:style-name="T13">const_iterator begin() const;</text:span></text:p>
          <text:p text:style-name="P13"><text:span text:style-name="T13"><text:s text:c="4"/></text:span><text:span text:style-name="T13">const_iterator end() const;</text:span></text:p>
          <text:p text:style-name="P13"><text:span text:style-name="T13"><text:s text:c="4"/></text:span><text:span text:style-name="T13">...</text:span></text:p>
          <text:p text:style-name="P13"><text:span text:style-name="T13">};</text:span></text:p>
          <draw:enhanced-geometry svg:viewBox="0 0 21600 21600" draw:type="rectangle" draw:enhanced-path="M 0 0 L 21600 0 21600 21600 0 21600 0 0 Z N"/>
        </draw:custom-shape>
        <draw:custom-shape draw:style-name="gr19" draw:text-style-name="P16" draw:layer="layout" svg:width="8.027cm" svg:height="2.461cm" svg:x="19.151cm" svg:y="13.724cm">
          <text:p text:style-name="P15"><text:span text:style-name="T10">begin and end are</text:span></text:p>
          <text:p text:style-name="P15"><text:span text:style-name="T10">overloaded on const</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58" draw:text-style-name="P23" draw:layer="layout" svg:width="22.804cm" svg:height="9.695cm" svg:x="2.353cm" svg:y="9.238cm">
          <text:p text:style-name="P13"><text:span text:style-name="T13">template&lt;typename Iterator, typename Value&gt;</text:span></text:p>
          <text:p text:style-name="P13"><text:span text:style-name="T13">Value accumulate(Iterator begin, Iterator end, </text:span></text:p>
          <text:p text:style-name="P13"><text:span text:style-name="T13"><text:s text:c="17"/></text:span><text:span text:style-name="T13">Value sum)</text:span></text:p>
          <text:p text:style-name="P13"><text:span text:style-name="T13">{</text:span></text:p>
          <text:p text:style-name="P13"><text:span text:style-name="T13"><text:s text:c="4"/></text:span><text:span text:style-name="T13">while (begin != end)</text:span></text:p>
          <text:p text:style-name="P13"><text:span text:style-name="T13"><text:s text:c="4"/></text:span><text:span text:style-name="T13">{</text:span></text:p>
          <text:p text:style-name="P13"><text:span text:style-name="T13"><text:s text:c="8"/></text:span><text:span text:style-name="T13">sum += *begin;</text:span></text:p>
          <text:p text:style-name="P13"><text:span text:style-name="T13"><text:s text:c="8"/></text:span><text:span text:style-name="T13">++begin;</text:span></text:p>
          <text:p text:style-name="P13"><text:span text:style-name="T13"><text:s text:c="4"/></text:span><text:span text:style-name="T13">}</text:span></text:p>
          <text:p text:style-name="P13"><text:span text:style-name="T13"><text:s text:c="4"/></text:span><text:span text:style-name="T13">return sum;</text:span></text:p>
          <text:p text:style-name="P13"><text:span text:style-name="T13">}</text:span></text:p>
          <draw:enhanced-geometry svg:viewBox="0 0 21600 21600" draw:type="rectangle" draw:enhanced-path="M 0 0 L 21600 0 21600 21600 0 21600 0 0 Z N"/>
        </draw:custom-shape>
        <draw:custom-shape draw:style-name="gr19" draw:text-style-name="P16" draw:layer="layout" svg:width="8.027cm" svg:height="2.461cm" svg:x="18.33cm" svg:y="19.048cm">
          <text:p text:style-name="P15"><text:span text:style-name="T10">#include &lt;numeric&gt;</text:span></text:p>
          <draw:enhanced-geometry svg:viewBox="0 0 21600 21600" draw:mirror-vertical="false" draw:type="mso-spt202" draw:enhanced-path="M 0 0 L 21600 0 21600 21600 0 21600 0 0 Z N"/>
        </draw:custom-shape>
        <draw:line draw:style-name="gr7" draw:text-style-name="P2" draw:layer="layout" svg:x1="16.055cm" svg:y1="12.977cm" svg:x2="16.055cm" svg:y2="11.138cm">
          <text:p/>
        </draw:line>
        <draw:line draw:style-name="gr7" draw:text-style-name="P2" draw:layer="layout" svg:x1="22.955cm" svg:y1="12.978cm" svg:x2="22.955cm" svg:y2="11.139cm">
          <text:p/>
        </draw:line>
        <draw:line draw:style-name="gr24" draw:text-style-name="P2" draw:layer="layout" svg:x1="16.055cm" svg:y1="12.977cm" svg:x2="22.955cm" svg:y2="12.978cm">
          <text:p/>
        </draw:lin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makefiles</text:p>
              </text:list-item>
              <text:list-item>
                <text:p>namespaces</text:p>
              </text:list-item>
              <text:list-item>
                <text:p>ADL</text:p>
              </text:list-item>
              <text:list-item>
                <text:p>forward declarations </text:p>
              </text:list-item>
              <text:list-item>
                <text:p>design</text:p>
              </text:list-item>
              <text:list-item>
                <text:p>testing</text:p>
              </text:list-item>
              <text:list-item>
                <text:p>header files</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akefiles</text:p>
          </draw:text-box>
        </draw:frame>
        <draw:frame presentation:style-name="pr2" draw:layer="layout" svg:width="25.199cm" svg:height="17cm" svg:x="1.4cm" svg:y="3cm" presentation:class="outline" presentation:user-transformed="true">
          <draw:text-box>
            <text:list text:style-name="L2">
              <text:list-item>
                <text:p>A makefile rule looks like this...</text:p>
              </text:list-item>
            </text:list>
          </draw:text-box>
        </draw:frame>
        <draw:custom-shape draw:style-name="gr59" draw:text-style-name="P6" draw:layer="layout" svg:width="12.275cm" svg:height="3.891cm" svg:x="8.004cm" svg:y="9.409cm">
          <text:p text:style-name="P5"><text:span text:style-name="T3">target: dependents</text:span></text:p>
          <text:p text:style-name="P5"><text:span text:style-name="T3"><text:tab/></text:span><text:span text:style-name="T3">command</text:span></text:p>
          <text:p text:style-name="P5"><text:span text:style-name="T3"><text:tab/></text:span><text:span text:style-name="T3">command</text:span></text:p>
          <text:p text:style-name="P5"><text:span text:style-name="T3"><text:tab/></text:span><text:span text:style-name="T3">command</text:span></text:p>
          <draw:enhanced-geometry svg:viewBox="0 0 21600 21600" draw:type="rectangle" draw:enhanced-path="M 0 0 L 21600 0 21600 21600 0 21600 0 0 Z N"/>
        </draw:custom-shape>
        <draw:custom-shape draw:style-name="gr60" draw:text-style-name="P19" draw:layer="layout" svg:width="6.055cm" svg:height="1.634cm" svg:x="8.324cm" svg:y="15.066cm">
          <text:p text:style-name="P18"><text:span text:style-name="T12">tabs</text:span></text:p>
          <draw:enhanced-geometry svg:viewBox="0 0 21600 21600" draw:mirror-vertical="false" draw:type="mso-spt202" draw:enhanced-path="M 0 0 L 21600 0 21600 21600 0 21600 0 0 Z N"/>
        </draw:custom-shape>
        <draw:custom-shape draw:style-name="gr8" draw:text-style-name="P9" draw:layer="layout" svg:width="1.367cm" svg:height="1.998cm" svg:x="6.8cm" svg:y="14.6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15" draw:text-style-name="P2" draw:layer="layout" svg:x1="8.879cm" svg:y1="15.2cm" svg:x2="8.879cm" svg:y2="13.2cm">
          <text:p/>
        </draw:line>
        <draw:custom-shape draw:style-name="gr61" draw:text-style-name="P19" draw:layer="layout" svg:width="9cm" svg:height="1.999cm" svg:x="2.8cm" svg:y="6.701cm">
          <text:p text:style-name="P18"><text:span text:style-name="T23">to built </text:span><text:span text:style-name="T24">targ</text:span><text:span text:style-name="T25">et</text:span><text:span text:style-name="T12">...</text:span></text:p>
          <draw:enhanced-geometry svg:viewBox="0 0 21600 21600" draw:mirror-vertical="false" draw:type="mso-spt202" draw:enhanced-path="M 0 0 L 21600 0 21600 21600 0 21600 0 0 Z N"/>
        </draw:custom-shape>
        <draw:custom-shape draw:style-name="gr62" draw:text-style-name="P25" draw:layer="layout" svg:width="13.5cm" svg:height="2.969cm" svg:x="9.967cm" svg:y="5cm">
          <text:p text:style-name="P24"><text:span text:style-name="T23">...you need these </text:span><text:span text:style-name="T24">dependents</text:span><text:span text:style-name="T23">...</text:span></text:p>
          <draw:enhanced-geometry svg:viewBox="0 0 21600 21600" draw:mirror-vertical="false" draw:type="mso-spt202" draw:enhanced-path="M 0 0 L 21600 0 21600 21600 0 21600 0 0 Z N"/>
        </draw:custom-shape>
        <draw:custom-shape draw:style-name="gr63" draw:text-style-name="P25" draw:layer="layout" svg:width="12cm" svg:height="4.323cm" svg:x="14.5cm" svg:y="14.701cm">
          <text:p text:style-name="P24"><text:span text:style-name="T23">...which make builds the target from with these </text:span><text:span text:style-name="T24">commands</text:span><text:span text:style-name="T23">...</text:span></text:p>
          <draw:enhanced-geometry svg:viewBox="0 0 21600 21600" draw:mirror-vertical="false" draw:type="mso-spt202" draw:enhanced-path="M 0 0 L 21600 0 21600 21600 0 21600 0 0 Z N"/>
        </draw:custom-shape>
        <draw:line draw:style-name="gr15" draw:text-style-name="P2" draw:layer="layout" svg:x1="7.8cm" svg:y1="8.2cm" svg:x2="9.3cm" svg:y2="9.2cm">
          <text:p/>
        </draw:line>
        <draw:line draw:style-name="gr15" draw:text-style-name="P2" draw:layer="layout" svg:x1="21.5cm" svg:y1="6.5cm" svg:x2="17.8cm" svg:y2="9.2cm">
          <text:p/>
        </draw:line>
        <draw:line draw:style-name="gr15" draw:text-style-name="P2" draw:layer="layout" svg:x1="14.3cm" svg:y1="15.7cm" svg:x2="12.3cm" svg:y2="13.7cm">
          <text:p/>
        </draw:lin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d scope</text:p>
              </text:list-item>
            </text:list>
          </draw:text-box>
        </draw:frame>
        <draw:custom-shape draw:style-name="gr64" draw:text-style-name="P6" draw:layer="layout" svg:width="12.192cm" svg:height="5.753cm" svg:x="13.662cm" svg:y="7.1cm">
          <text:p text:style-name="P5"><text:span text:style-name="T3">namespace </text:span><text:span text:style-name="T26">grammar_lib</text:span></text:p>
          <text:p text:style-name="P5"><text:span text:style-name="T3">{</text:span></text:p>
          <text:p text:style-name="P5"><text:span text:style-name="T3"><text:s text:c="4"/></text:span><text:span text:style-name="T3">class non_terminal </text:span></text:p>
          <text:p text:style-name="P5"><text:span text:style-name="T3"><text:s text:c="4"/></text:span><text:span text:style-name="T3">{ <text:s text:c="2"/>...</text:span></text:p>
          <text:p text:style-name="P5"><text:span text:style-name="T3"><text:s text:c="4"/></text:span><text:span text:style-name="T3">};</text:span></text:p>
          <text:p text:style-name="P5"><text:span text:style-name="T3">}</text:span></text:p>
          <draw:enhanced-geometry svg:viewBox="0 0 21600 21600" draw:type="rectangle" draw:enhanced-path="M 0 0 L 21600 0 21600 21600 0 21600 0 0 Z N"/>
        </draw:custom-shape>
        <draw:custom-shape draw:style-name="gr64" draw:text-style-name="P6" draw:layer="layout" svg:width="12.192cm" svg:height="5.753cm" svg:x="13.7cm" svg:y="13.347cm">
          <text:p text:style-name="P5"><text:span text:style-name="T3">namespace </text:span><text:span text:style-name="T26">grammar_lib</text:span></text:p>
          <text:p text:style-name="P5"><text:span text:style-name="T3">{</text:span></text:p>
          <text:p text:style-name="P5"><text:span text:style-name="T3"><text:s text:c="4"/></text:span><text:span text:style-name="T3">class production </text:span></text:p>
          <text:p text:style-name="P5"><text:span text:style-name="T3"><text:s text:c="4"/></text:span><text:span text:style-name="T3">{ <text:s text:c="2"/>...</text:span></text:p>
          <text:p text:style-name="P5"><text:span text:style-name="T3"><text:s text:c="4"/></text:span><text:span text:style-name="T3">};</text:span></text:p>
          <text:p text:style-name="P5"><text:span text:style-name="T3">}</text:span></text:p>
          <draw:enhanced-geometry svg:viewBox="0 0 21600 21600" draw:type="rectangle" draw:enhanced-path="M 0 0 L 21600 0 21600 21600 0 21600 0 0 Z N"/>
        </draw:custom-shape>
        <draw:custom-shape draw:style-name="gr65" draw:text-style-name="P25" draw:layer="layout" svg:width="6.316cm" svg:height="2.547cm" svg:x="1.5cm" svg:y="8.3cm">
          <text:p text:style-name="P24"><text:span text:style-name="T24">grammar_lib</text:span><text:span text:style-name="T23">/</text:span></text:p>
          <draw:enhanced-geometry svg:viewBox="0 0 21600 21600" draw:mirror-vertical="false" draw:type="mso-spt202" draw:enhanced-path="M 0 0 L 21600 0 21600 21600 0 21600 0 0 Z N"/>
        </draw:custom-shape>
        <draw:custom-shape draw:style-name="gr62" draw:text-style-name="P25" draw:layer="layout" svg:width="8.7cm" svg:height="2.969cm" svg:x="2.622cm" svg:y="9.601cm">
          <text:p text:style-name="P24"><text:span text:style-name="T23">non_terminal.hpp</text:span></text:p>
          <draw:enhanced-geometry svg:viewBox="0 0 21600 21600" draw:mirror-vertical="false" draw:type="mso-spt202" draw:enhanced-path="M 0 0 L 21600 0 21600 21600 0 21600 0 0 Z N"/>
        </draw:custom-shape>
        <draw:custom-shape draw:style-name="gr62" draw:text-style-name="P25" draw:layer="layout" svg:width="8.7cm" svg:height="2.969cm" svg:x="2.622cm" svg:y="11.102cm">
          <text:p text:style-name="P24"><text:span text:style-name="T23">production.hpp</text:span></text:p>
          <draw:enhanced-geometry svg:viewBox="0 0 21600 21600" draw:mirror-vertical="false" draw:type="mso-spt202" draw:enhanced-path="M 0 0 L 21600 0 21600 21600 0 21600 0 0 Z N"/>
        </draw:custom-shape>
        <draw:custom-shape draw:style-name="gr62" draw:text-style-name="P25" draw:layer="layout" svg:width="9.7cm" svg:height="2.969cm" svg:x="2.622cm" svg:y="12.703cm">
          <text:p text:style-name="P24"><text:span text:style-name="T23">production_entry.hpp</text:span></text:p>
          <draw:enhanced-geometry svg:viewBox="0 0 21600 21600" draw:mirror-vertical="false" draw:type="mso-spt202" draw:enhanced-path="M 0 0 L 21600 0 21600 21600 0 21600 0 0 Z N"/>
        </draw:custom-shape>
        <draw:custom-shape draw:style-name="gr62" draw:text-style-name="P25" draw:layer="layout" svg:width="9.7cm" svg:height="2.969cm" svg:x="2.622cm" svg:y="14.304cm">
          <text:p text:style-name="P24"><text:span text:style-name="T23">terminal.hpp</text:span></text:p>
          <draw:enhanced-geometry svg:viewBox="0 0 21600 21600" draw:mirror-vertical="false" draw:type="mso-spt202" draw:enhanced-path="M 0 0 L 21600 0 21600 21600 0 21600 0 0 Z N"/>
        </draw:custom-shape>
        <draw:custom-shape draw:style-name="gr62" draw:text-style-name="P25" draw:layer="layout" svg:width="9.7cm" svg:height="2.969cm" svg:x="2.622cm" svg:y="15.505cm">
          <text:p text:style-name="P24"><text:span text:style-name="T23">...</text:span></text:p>
          <draw:enhanced-geometry svg:viewBox="0 0 21600 21600" draw:mirror-vertical="false" draw:type="mso-spt202" draw:enhanced-path="M 0 0 L 21600 0 21600 21600 0 21600 0 0 Z N"/>
        </draw:custom-shape>
        <draw:line draw:style-name="gr3" draw:text-style-name="P2" draw:layer="layout" svg:x1="9.5cm" svg:y1="12cm" svg:x2="12cm" svg:y2="12cm">
          <text:p/>
        </draw:line>
        <draw:line draw:style-name="gr3" draw:text-style-name="P2" draw:layer="layout" svg:x1="12cm" svg:y1="12cm" svg:x2="12cm" svg:y2="16cm">
          <text:p/>
        </draw:line>
        <draw:line draw:style-name="gr3" draw:text-style-name="P2" draw:layer="layout" svg:x1="10.5cm" svg:y1="10.5cm" svg:x2="12cm" svg:y2="10.5cm">
          <text:p/>
        </draw:line>
        <draw:line draw:style-name="gr3" draw:text-style-name="P2" draw:layer="layout" svg:x1="12cm" svg:y1="10.5cm" svg:x2="12cm" svg:y2="9.5cm">
          <text:p/>
        </draw:line>
        <draw:line draw:style-name="gr3" draw:text-style-name="P2" draw:layer="layout" svg:x1="12cm" svg:y1="9.5cm" svg:x2="13.5cm" svg:y2="9.5cm">
          <text:p/>
        </draw:line>
        <draw:line draw:style-name="gr66" draw:text-style-name="P2" draw:layer="layout" svg:x1="13.5cm" svg:y1="9.5cm" svg:x2="15.5cm" svg:y2="9.5cm">
          <text:p/>
        </draw:line>
        <draw:line draw:style-name="gr3" draw:text-style-name="P2" draw:layer="layout" svg:x1="12cm" svg:y1="16cm" svg:x2="14cm" svg:y2="16cm">
          <text:p/>
        </draw:line>
        <draw:line draw:style-name="gr66" draw:text-style-name="P2" draw:layer="layout" svg:x1="13.5cm" svg:y1="16cm" svg:x2="15.5cm" svg:y2="16cm">
          <text:p/>
        </draw:lin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67" draw:text-style-name="P6" draw:layer="layout" svg:width="25.407cm" svg:height="4.822cm" svg:x="1.593cm" svg:y="9.7cm">
          <text:p text:style-name="P5"><text:span text:style-name="T3">namespace std</text:span></text:p>
          <text:p text:style-name="P5"><text:span text:style-name="T3">{</text:span></text:p>
          <text:p text:style-name="P5"><text:span text:style-name="T3"/></text:p>
          <text:p text:style-name="P5"><text:span text:style-name="T3"><text:s text:c="4"/></text:span><text:span text:style-name="T3">... operator&lt;&lt;(std::ostream &amp;, const char *);</text:span></text:p>
          <text:p text:style-name="P5"><text:span text:style-name="T3">}</text:span></text:p>
          <draw:enhanced-geometry svg:viewBox="0 0 21600 21600" draw:type="rectangle" draw:enhanced-path="M 0 0 L 21600 0 21600 21600 0 21600 0 0 Z N"/>
        </draw:custom-shape>
        <draw:custom-shape draw:style-name="gr68" draw:text-style-name="P6" draw:layer="layout" svg:width="17.275cm" svg:height="2.96cm" svg:x="5.725cm" svg:y="15.84cm">
          <text:p text:style-name="P5"><text:span text:style-name="T3"/></text:p>
          <text:p text:style-name="P5"><text:span text:style-name="T3"><text:s text:c="2"/></text:span><text:span text:style-name="T3">std::cout &lt;&lt; “Hello, world”</text:span></text:p>
          <text:p text:style-name="P5"><text:span text:style-name="T3"/></text:p>
          <draw:enhanced-geometry svg:viewBox="0 0 21600 21600" draw:type="rectangle" draw:enhanced-path="M 0 0 L 21600 0 21600 21600 0 21600 0 0 Z N"/>
        </draw:custom-shape>
        <draw:line draw:style-name="gr24" draw:text-style-name="P2" draw:layer="layout" svg:x1="10.5cm" svg:y1="17.8cm" svg:x2="10.5cm" svg:y2="18.8cm">
          <text:p/>
        </draw:line>
        <draw:line draw:style-name="gr3" draw:text-style-name="P2" draw:layer="layout" svg:x1="10.5cm" svg:y1="18.8cm" svg:x2="10.5cm" svg:y2="19.8cm">
          <text:p/>
        </draw:line>
        <draw:line draw:style-name="gr3" draw:text-style-name="P2" draw:layer="layout" svg:x1="10.5cm" svg:y1="19.8cm" svg:x2="4cm" svg:y2="19.8cm">
          <text:p/>
        </draw:line>
        <draw:line draw:style-name="gr69" draw:text-style-name="P2" draw:layer="layout" svg:x1="4cm" svg:y1="14.5cm" svg:x2="4cm" svg:y2="10cm">
          <text:p/>
        </draw:line>
        <draw:line draw:style-name="gr3" draw:text-style-name="P2" draw:layer="layout" svg:x1="4cm" svg:y1="9.7cm" svg:x2="4cm" svg:y2="8.7cm">
          <text:p/>
        </draw:line>
        <draw:line draw:style-name="gr3" draw:text-style-name="P2" draw:layer="layout" svg:x1="4cm" svg:y1="8.7cm" svg:x2="7.5cm" svg:y2="8.7cm">
          <text:p/>
        </draw:line>
        <draw:line draw:style-name="gr70" draw:text-style-name="P2" draw:layer="layout" svg:x1="7.5cm" svg:y1="8.7cm" svg:x2="7.5cm" svg:y2="9.7cm">
          <text:p/>
        </draw:line>
        <draw:line draw:style-name="gr24" draw:text-style-name="P2" draw:layer="layout" svg:x1="7.5cm" svg:y1="10.6cm" svg:x2="7.5cm" svg:y2="11.1cm">
          <text:p/>
        </draw:line>
        <draw:line draw:style-name="gr24" draw:text-style-name="P2" draw:layer="layout" svg:x1="7.5cm" svg:y1="11.1cm" svg:x2="10.5cm" svg:y2="11.1cm">
          <text:p/>
        </draw:line>
        <draw:line draw:style-name="gr66" draw:text-style-name="P2" draw:layer="layout" svg:x1="10.5cm" svg:y1="11.2cm" svg:x2="10.5cm" svg:y2="12.5cm">
          <text:p/>
        </draw:line>
        <draw:line draw:style-name="gr3" draw:text-style-name="P2" draw:layer="layout" svg:x1="4cm" svg:y1="19.8cm" svg:x2="4cm" svg:y2="14.3cm">
          <text:p/>
        </draw:line>
        <draw:line draw:style-name="gr69" draw:text-style-name="P2" draw:layer="layout" svg:x1="10.5cm" svg:y1="13.5cm" svg:x2="10.5cm" svg:y2="14.5cm">
          <text:p/>
        </draw:line>
        <draw:line draw:style-name="gr3" draw:text-style-name="P2" draw:layer="layout" svg:x1="10.5cm" svg:y1="14.5cm" svg:x2="10.5cm" svg:y2="15cm">
          <text:p/>
        </draw:line>
        <draw:line draw:style-name="gr3" draw:text-style-name="P2" draw:layer="layout" svg:x1="10.5cm" svg:y1="15cm" svg:x2="12.5cm" svg:y2="15cm">
          <text:p/>
        </draw:line>
        <draw:line draw:style-name="gr3" draw:text-style-name="P2" draw:layer="layout" svg:x1="12.5cm" svg:y1="15cm" svg:x2="12.5cm" svg:y2="16cm">
          <text:p/>
        </draw:line>
        <draw:line draw:style-name="gr7" draw:text-style-name="P2" draw:layer="layout" svg:x1="12.5cm" svg:y1="16cm" svg:x2="12.5cm" svg:y2="17cm">
          <text:p/>
        </draw:line>
        <draw:line draw:style-name="gr24" draw:text-style-name="P2" draw:layer="layout" svg:x1="7.9cm" svg:y1="17.8cm" svg:x2="7.9cm" svg:y2="18.8cm">
          <text:p/>
        </draw:line>
        <draw:line draw:style-name="gr3" draw:text-style-name="P2" draw:layer="layout" svg:x1="7.9cm" svg:y1="18.8cm" svg:x2="7.9cm" svg:y2="19.8cm">
          <text:p/>
        </draw:lin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Forward Declaration</text:p>
          </draw:text-box>
        </draw:frame>
        <draw:frame presentation:style-name="pr2" draw:layer="layout" svg:width="25.199cm" svg:height="17cm" svg:x="1.4cm" svg:y="3cm" presentation:class="outline" presentation:placeholder="true" presentation:user-transformed="true">
          <draw:text-box/>
        </draw:frame>
        <draw:custom-shape draw:style-name="gr71" draw:text-style-name="P23" draw:layer="layout" svg:width="18.662cm" svg:height="9.546cm" svg:x="4.5cm" svg:y="7.5cm">
          <text:p text:style-name="P13"><text:span text:style-name="T13">namespace grammar_lib</text:span></text:p>
          <text:p text:style-name="P13"><text:span text:style-name="T13">{</text:span></text:p>
          <text:p text:style-name="P13"><text:span text:style-name="T13"><text:s text:c="4"/></text:span><text:span text:style-name="T13">class non_terminal;</text:span><text:span text:style-name="T13"><text:line-break/></text:span><text:span text:style-name="T13"/></text:p>
          <text:p text:style-name="P13"><text:span text:style-name="T13"><text:s text:c="4"/></text:span><text:span text:style-name="T13">class grammar</text:span></text:p>
          <text:p text:style-name="P13"><text:span text:style-name="T13"><text:s text:c="4"/></text:span><text:span text:style-name="T13">{</text:span></text:p>
          <text:p text:style-name="P13"><text:span text:style-name="T13"><text:s text:c="4"/></text:span><text:span text:style-name="T13">public: <text:s text:c="3"/></text:span></text:p>
          <text:p text:style-name="P13"><text:span text:style-name="T13"><text:s text:c="8"/></text:span><text:span text:style-name="T13">...</text:span></text:p>
          <text:p text:style-name="P13"><text:span text:style-name="T13"><text:s text:c="8"/></text:span><text:span text:style-name="T13">void insert(non_terminal *);</text:span></text:p>
          <text:p text:style-name="P13"><text:span text:style-name="T13"><text:s text:c="4"/></text:span><text:span text:style-name="T13">};</text:span></text:p>
          <text:p text:style-name="P13"><text:span text:style-name="T13">}</text:span></text:p>
          <draw:enhanced-geometry svg:viewBox="0 0 21600 21600" draw:type="rectangle" draw:enhanced-path="M 0 0 L 21600 0 21600 21600 0 21600 0 0 Z N"/>
        </draw:custom-shape>
        <draw:line draw:style-name="gr7" draw:text-style-name="P2" draw:layer="layout" svg:x1="18.5cm" svg:y1="9.8cm" svg:x2="15.5cm" svg:y2="9.8cm">
          <text:p/>
        </draw:line>
        <draw:line draw:style-name="gr24" draw:text-style-name="P2" draw:layer="layout" svg:x1="18.5cm" svg:y1="13.3cm" svg:x2="18.5cm" svg:y2="9.8cm">
          <text:p/>
        </draw:line>
        <draw:custom-shape draw:style-name="gr11" draw:text-style-name="P10" draw:layer="layout" svg:width="3.5cm" svg:height="3.72cm" svg:x="18.9cm" svg:y="9.338cm">
          <text:p text:style-name="P7"><text:span text:style-name="T5"></text:span></text:p>
          <draw:enhanced-geometry svg:viewBox="0 0 21600 21600" draw:mirror-horizont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ess #includes in headers</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72" draw:text-style-name="P6" draw:layer="layout" svg:width="15.242cm" svg:height="13.201cm" svg:x="4.658cm" svg:y="6.599cm">
          <text:p text:style-name="P5"><text:span text:style-name="T3">class nine_cases</text:span></text:p>
          <text:p text:style-name="P5"><text:span text:style-name="T3">{</text:span></text:p>
          <text:p text:style-name="P5"><text:span text:style-name="T3"><text:s text:c="4"/></text:span><text:span text:style-name="T3">void <text:s text:c="2"/>one(wibble <text:s/>);</text:span></text:p>
          <text:p text:style-name="P5"><text:span text:style-name="T3"><text:s text:c="4"/></text:span><text:span text:style-name="T3">void <text:s text:c="2"/>two(wibble *);</text:span></text:p>
          <text:p text:style-name="P5"><text:span text:style-name="T3"><text:s text:c="4"/></text:span><text:span text:style-name="T3">void three(wibble &amp;);</text:span></text:p>
          <text:p text:style-name="P5"><text:span text:style-name="T3"/></text:p>
          <text:p text:style-name="P5"><text:span text:style-name="T3"><text:s text:c="4"/></text:span><text:span text:style-name="T3">wibble <text:s text:c="2"/>four();</text:span></text:p>
          <text:p text:style-name="P5"><text:span text:style-name="T3"><text:s text:c="4"/></text:span><text:span text:style-name="T3">wibble * five();</text:span></text:p>
          <text:p text:style-name="P5"><text:span text:style-name="T3"><text:s text:c="4"/></text:span><text:span text:style-name="T3">wibble &amp; six();</text:span></text:p>
          <text:p text:style-name="P5"><text:span text:style-name="T3"/></text:p>
          <text:p text:style-name="P5"><text:span text:style-name="T3"><text:s text:c="4"/></text:span><text:span text:style-name="T3">wibble <text:s text:c="2"/>seven;</text:span></text:p>
          <text:p text:style-name="P5"><text:span text:style-name="T3"><text:s text:c="4"/></text:span><text:span text:style-name="T3">wibble * eight;</text:span></text:p>
          <text:p text:style-name="P5"><text:span text:style-name="T3"><text:s text:c="4"/></text:span><text:span text:style-name="T3">wibble &amp; nine;</text:span></text:p>
          <text:p text:style-name="P5"><text:span text:style-name="T3">};</text:span></text:p>
          <draw:enhanced-geometry svg:viewBox="0 0 21600 21600" draw:type="rectangle" draw:enhanced-path="M 0 0 L 21600 0 21600 21600 0 21600 0 0 Z N"/>
        </draw:custom-shape>
        <draw:line draw:style-name="gr7" draw:text-style-name="P2" draw:layer="layout" svg:x1="4.6cm" svg:y1="16.4cm" svg:x2="6.6cm" svg:y2="16.4cm">
          <text:p/>
        </draw:line>
        <draw:line draw:style-name="gr3" draw:text-style-name="P2" draw:layer="layout" svg:x1="4.6cm" svg:y1="16.3cm" svg:x2="2.6cm" svg:y2="16.3cm">
          <text:p/>
        </draw:line>
        <draw:custom-shape draw:style-name="gr65" draw:text-style-name="P10" draw:layer="layout" svg:width="6.316cm" svg:height="2.547cm" svg:x="20.368cm" svg:y="16.78cm">
          <text:p text:style-name="P7"><text:span text:style-name="T7">These are declarations not definitions</text:span></text:p>
          <draw:enhanced-geometry svg:viewBox="0 0 21600 21600" draw:mirror-vertical="false" draw:type="mso-spt202" draw:enhanced-path="M 0 0 L 21600 0 21600 21600 0 21600 0 0 Z N"/>
        </draw:custom-shape>
        <draw:custom-shape draw:style-name="gr8" draw:text-style-name="P9"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1">will</text:span> end up with software that is hard to test - and that is <text:span text:style-name="T1">not</text:span> surprising</text:p>
                  </text:list-item>
                  <text:list-item>
                    <text:p>testability is a <text:span text:style-name="T1">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271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1">Reliability</text:span> - no false positive/negative passes/fails</text:p>
                  </text:list-item>
                  <text:list-item>
                    <text:p><text:span text:style-name="T1">Speed</text:span> - running unit-tests becomes the driver of how you progra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namespace and classname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standard libraries</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OO programming</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03H29M26S</meta:editing-duration>
    <meta:editing-cycles>33</meta:editing-cycles>
    <dc:date>2011-03-26T22:32:13</dc:date>
    <meta:generator>NeoOffice/3.1.2$Unix OpenOffice.org_project/Patch 4</meta:generator>
    <meta:document-statistic meta:object-count="546"/>
  </office:meta>
</office:document-meta>
</file>